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6.805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15.198cm"/>
    </style:style>
    <style:style style:name="co6" style:family="table-column">
      <style:table-column-properties fo:break-before="auto" style:column-width="8.308cm"/>
    </style:style>
    <style:style style:name="co8" style:family="table-column">
      <style:table-column-properties fo:break-before="auto" style:column-width="2.82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2.738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4.528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4.186cm" fo:break-before="auto" style:use-optimal-row-height="true"/>
    </style:style>
    <style:style style:name="ro9" style:family="table-row">
      <style:table-row-properties style:row-height="3.632cm" fo:break-before="auto" style:use-optimal-row-height="true"/>
    </style:style>
    <style:style style:name="ro10" style:family="table-row">
      <style:table-row-properties style:row-height="3.632cm" fo:break-before="auto" style:use-optimal-row-height="false"/>
    </style:style>
    <style:style style:name="ro11" style:family="table-row">
      <style:table-row-properties style:row-height="3.738cm" fo:break-before="auto" style:use-optimal-row-height="true"/>
    </style:style>
    <style:style style:name="ro12" style:family="table-row">
      <style:table-row-properties style:row-height="8.109cm" fo:break-before="auto" style:use-optimal-row-height="true"/>
    </style:style>
    <style:style style:name="ro13" style:family="table-row">
      <style:table-row-properties style:row-height="4.08cm" fo:break-before="auto" style:use-optimal-row-height="true"/>
    </style:style>
    <style:style style:name="ro14" style:family="table-row">
      <style:table-row-properties style:row-height="3.974cm" fo:break-before="auto" style:use-optimal-row-height="true"/>
    </style:style>
    <style:style style:name="ro15" style:family="table-row">
      <style:table-row-properties style:row-height="5.87cm" fo:break-before="auto" style:use-optimal-row-height="true"/>
    </style:style>
    <style:style style:name="ro16" style:family="table-row">
      <style:table-row-properties style:row-height="5.422cm" fo:break-before="auto" style:use-optimal-row-height="true"/>
    </style:style>
    <style:style style:name="ro17" style:family="table-row">
      <style:table-row-properties style:row-height="4.974cm" fo:break-before="auto" style:use-optimal-row-height="true"/>
    </style:style>
    <style:style style:name="ro18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  <style:text-properties fo:color="#00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ff00"/>
      <style:text-properties fo:color="#ff0000"/>
    </style:style>
    <style:style style:name="ce6" style:family="table-cell" style:parent-style-name="Default">
      <style:table-cell-properties fo:background-color="#ffff00"/>
      <style:text-properties fo:color="#000000"/>
    </style:style>
    <style:style style:name="ce7" style:family="table-cell" style:parent-style-name="Default">
      <style:table-cell-properties fo:background-color="#000000"/>
      <style:text-properties fo:color="#ffb515"/>
    </style:style>
    <style:style style:name="ce8" style:family="table-cell" style:parent-style-name="Default">
      <style:table-cell-properties fo:background-color="#ff00ff"/>
      <style:text-properties fo:color="#000000"/>
    </style:style>
    <style:style style:name="ce9" style:family="table-cell" style:parent-style-name="Default">
      <style:table-cell-properties fo:background-color="#000000"/>
      <style:text-properties fo:color="#23ff23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ff00"/>
      <style:text-properties fo:color="#000000" style:font-name="Nimbus Sans L" style:font-name-asian="DejaVu Sans" style:font-name-complex="DejaVu Sans"/>
    </style:style>
    <style:style style:name="ce14" style:family="table-cell" style:parent-style-name="Default">
      <style:table-cell-properties fo:background-color="#00ff00"/>
      <style:text-properties fo:color="#000000" style:font-name="Nimbus Roman No9 L" style:font-name-asian="DejaVu Sans" style:font-name-complex="DejaVu Sans"/>
    </style:style>
    <style:style style:name="ce15" style:family="table-cell" style:parent-style-name="Default">
      <style:table-cell-properties fo:background-color="#ff00ff"/>
      <style:text-properties style:font-name="Nimbus Sans L" style:font-name-asian="DejaVu Sans" style:font-name-complex="DejaVu Sans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fo:color="#000000" style:font-name="Nimbus Sans L" style:font-name-asian="DejaVu Sans" style:font-name-complex="DejaVu Sans"/>
    </style:style>
    <style:style style:name="ce18" style:family="table-cell" style:parent-style-name="Default">
      <style:table-cell-properties fo:background-color="#ffff00"/>
      <style:text-properties fo:color="#ff0000" style:font-name="Nimbus Sans L" style:font-name-asian="DejaVu Sans" style:font-name-complex="DejaVu Sans"/>
    </style:style>
    <style:style style:name="ce19" style:family="table-cell" style:parent-style-name="Default">
      <style:table-cell-properties fo:background-color="#ffff00"/>
      <style:text-properties fo:color="#000000" style:font-name="Nimbus Sans L" style:font-name-asian="DejaVu Sans" style:font-name-complex="DejaVu Sans"/>
    </style:style>
    <style:style style:name="ce20" style:family="table-cell" style:parent-style-name="Default">
      <style:table-cell-properties fo:background-color="#000000"/>
      <style:text-properties fo:color="#ffb515" style:font-name="Nimbus Sans L" style:font-name-asian="DejaVu Sans" style:font-name-complex="DejaVu Sans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Sans L" style:font-name-asian="DejaVu Sans" style:font-name-complex="DejaVu Sans"/>
    </style:style>
    <style:style style:name="ce23" style:family="table-cell" style:parent-style-name="Default">
      <style:table-cell-properties fo:background-color="transparent"/>
      <style:text-properties style:font-name="Nimbus Sans L" style:font-name-asian="DejaVu Sans" style:font-name-complex="DejaVu Sans"/>
    </style:style>
    <style:style style:name="ce24" style:family="table-cell" style:parent-style-name="Default">
      <style:table-cell-properties fo:background-color="#00ff00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fo:background-color="#ff00ff"/>
      <style:text-properties style:text-underline-style="solid" style:text-underline-width="auto" style:text-underline-color="font-color"/>
    </style:style>
    <style:style style:name="ce26" style:family="table-cell" style:parent-style-name="Default">
      <style:text-properties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transparent"/>
      <style:text-properties fo:color="#000000" style:text-underline-style="solid" style:text-underline-width="auto" style:text-und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30" style:family="table-cell" style:parent-style-name="Default">
      <style:text-properties fo:color="#000000" style:font-name="Nimbus Sans L" style:font-name-asian="DejaVu Sans" style:font-name-complex="DejaVu Sans"/>
    </style:style>
    <style:style style:name="ce31" style:family="table-cell" style:parent-style-name="Default">
      <style:table-cell-properties fo:background-color="#000000"/>
      <style:text-properties fo:color="#ffffff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  <style:style style:name="T2" style:family="text">
      <style:text-properties style:font-size-asian="12pt" style:font-size-complex="12pt"/>
    </style:style>
    <style:style style:name="T3" style:family="text">
      <style:text-properties style:font-name-asian="DejaVu Sans" style:font-size-asian="12pt" style:font-name-complex="DejaVu Sans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ff" style:text-underline-style="solid" style:text-underline-width="auto" style:text-underline-color="font-color" style:font-name-asian="DejaVu Sans" style:font-name-complex="DejaVu San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0000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Nimbus Sans L" style:font-name-asian="DejaVu Sans" style:font-name-complex="DejaVu Sans"/>
    </style:style>
    <style:style style:name="T12" style:family="text">
      <style:text-properties style:font-name="Nimbus Sans L" fo:font-weight="bold" style:font-name-asian="DejaVu Sans" style:font-weight-asian="bold" style:font-name-complex="DejaVu Sans" style:font-weight-complex="bold"/>
    </style:style>
    <style:style style:name="T13" style:family="text">
      <style:text-properties fo:color="#ff0000" style:font-name="Nimbus Sans L" style:font-name-asian="DejaVu Sans" style:font-name-complex="DejaVu Sans"/>
    </style:style>
    <style:style style:name="T14" style:family="text">
      <style:text-properties style:text-position="super 58%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style:font-name="Nimbus Sans L" fo:font-weight="normal" style:font-name-asian="DejaVu Sans" style:font-weight-asian="normal" style:font-name-complex="DejaVu Sans" style:font-weight-complex="normal"/>
    </style:style>
    <style:style style:name="T17" style:family="text">
      <style:text-properties fo:font-weight="bold" style:font-name-asian="DejaVu Sans" style:font-weight-asian="bold" style:font-name-complex="DejaVu Sans" style:font-weight-complex="bold"/>
    </style:style>
    <style:style style:name="T18" style:family="text">
      <style:text-properties style:text-underline-style="solid" style:text-underline-width="auto" style:text-underline-color="font-color" style:font-name-asian="DejaVu Sans" style:font-name-complex="DejaVu Sans"/>
    </style:style>
    <style:style style:name="T19" style:family="text">
      <style:text-properties style:font-name="Nimbus Sans L" style:text-underline-style="solid" style:text-underline-width="auto" style:text-underline-color="font-color" style:font-name-asian="DejaVu Sans" style:font-name-complex="DejaVu Sans"/>
    </style:style>
    <style:style style:name="T20" style:family="text">
      <style:text-properties fo:font-weight="normal" style:font-name-asian="DejaVu Sans" style:font-weight-asian="normal" style:font-name-complex="DejaVu Sans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66pt" fo:font-weight="bold" style:font-size-asian="66pt" style:font-weight-asian="bold" style:font-size-complex="66pt" style:font-weight-complex="bold"/>
    </style:style>
    <style:style style:name="T23" style:family="text">
      <style:text-properties style:font-name="Nimbus Sans L" style:text-underline-style="solid" style:text-underline-width="auto" style:text-underline-color="font-color" fo:font-weight="bold" style:font-name-asian="DejaVu Sans" style:font-weight-asian="bold" style:font-name-complex="DejaVu Sans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47ff" fo:font-weight="bold" style:font-weight-asian="bold" style:font-weight-complex="bold"/>
    </style:style>
    <style:style style:name="T26" style:family="text">
      <style:text-properties fo:color="#000000" style:font-name="Nimbus Sans L" style:font-name-asian="DejaVu Sans" style:font-name-complex="DejaVu Sans"/>
    </style:style>
    <style:style style:name="T27" style:family="text">
      <style:text-properties fo:color="#000000" style:text-position="super 58%" style:font-name="Nimbus Sans L" style:font-name-asian="DejaVu Sans" style:font-name-complex="DejaVu Sans"/>
    </style:style>
    <style:style style:name="T28" style:family="text">
      <style:text-properties fo:color="#0000ff"/>
    </style:style>
    <style:style style:name="T29" style:family="text">
      <style:text-properties fo:color="#0000ff" fo:font-weight="bold" style:font-weight-asian="bold" style:font-weight-complex="bold"/>
    </style:style>
    <style:style style:name="T30" style:family="text">
      <style:text-properties fo:color="#0000ff" style:font-name="Nimbus Sans L" style:font-name-asian="DejaVu Sans" style:font-name-complex="DejaVu Sans"/>
    </style:style>
    <style:style style:name="T31" style:family="text">
      <style:text-properties fo:color="#0000ff" style:font-name="Nimbus Sans L" fo:font-weight="bold" style:font-name-asian="DejaVu Sans" style:font-weight-asian="bold" style:font-name-complex="DejaVu Sans" style:font-weight-complex="bold"/>
    </style:style>
    <style:style style:name="T32" style:family="text">
      <style:text-properties fo:color="#ff00ff" style:font-name="Nimbus Sans L" fo:font-weight="bold" style:font-name-asian="DejaVu Sans" style:font-weight-asian="bold" style:font-name-complex="DejaVu Sans" style:font-weight-complex="bold"/>
    </style:style>
    <style:style style:name="T33" style:family="text">
      <style:text-properties fo:color="#000000" style:font-name="Nimbus Sans L" fo:font-weight="bold" style:font-name-asian="DejaVu Sans" style:font-weight-asian="bold" style:font-name-complex="DejaVu Sans" style:font-weight-complex="bold"/>
    </style:style>
    <style:style style:name="T34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4"/>
          <table:table-cell table:style-name="ce1" office:value-type="string">
            <text:p>Date</text:p>
          </table:table-cell>
          <table:table-cell table:style-name="ce1" office:value-type="string">
            <text:p>March 25, 2011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Steps to Reproduce</text:p>
          </table:table-cell>
          <table:table-cell table:style-name="ce1" office:value-type="string">
            <text:p>Expected Result</text:p>
          </table:table-cell>
          <table:table-cell table:style-name="ce1" table:number-columns-repeated="1019"/>
        </table:table-row>
        <table:table-row table:style-name="ro2">
          <table:table-cell table:number-columns-repeated="2"/>
          <table:table-cell table:style-name="ce24" office:value-type="string">
            <text:p/>
            <text:p><text:s text:c="17"/>TOTAL BUGS – 83</text:p>
            <text:p><text:s text:c="17"/>BUGS FIXED – <text:s text:c="6"/></text:p>
            <text:p><text:s text:c="6"/>BUGS WE SHOLUD FIX – 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12" office:value-type="string">
            <text:p><text:a xlink:href="http://10.0.1.19/myEnfold.htm">http://10.0.1.19/myEnfold.htm</text:a></text:p>
          </table:table-cell>
          <table:table-cell office:value-type="string">
            <text:p>MyEnfold - &gt;<text:span text:style-name="T4">Account settings</text:span></text:p>
          </table:table-cell>
          <table:table-cell office:value-type="string">
            <text:p>Click on MyEnfold</text:p>
            <text:p>You will see the section Account Settings</text:p>
            <text:p>Click on “Hide Details” at top right</text:p>
            <text:p>IT does not hide the section</text:p>
          </table:table-cell>
          <table:table-cell office:value-type="string">
            <text:p>Account Settings </text:p>
            <text:p>Section gets hidd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2">
            <text:p>2</text:p>
          </table:table-cell>
          <table:table-cell table:style-name="ce12" office:value-type="string">
            <text:p><text:a xlink:href="http://10.0.1.19/myEnfold.htm">http://10.0.1.19/myEnfold.htm</text:a></text:p>
          </table:table-cell>
          <table:table-cell office:value-type="string">
            <text:p>MyEnfold - &gt;</text:p>
            <text:p>Account Settings -&gt; </text:p>
            <text:p>Change log off period</text:p>
          </table:table-cell>
          <table:table-cell office:value-type="string">
            <text:p>Click on MyEnfold </text:p>
            <text:p>You will see the section Account Settings</text:p>
            <text:p>In Account Settings </text:p>
            <text:p>Click on “ Change log off period drop down <text:s/>“</text:p>
            <text:p>IT does not have the items in list and </text:p>
            <text:p>IT does not shows the arrow symbol while focusing on to the drop down menu</text:p>
          </table:table-cell>
          <table:table-cell office:value-type="string">
            <text:p><text:span text:style-name="T11">Account Settings -&gt;</text:span></text:p>
            <text:p>Change log off period <text:s/>-</text:p>
            <text:p>“Drop down list”</text:p>
            <text:p>Sholuld have the items</text:p>
            <text:p>To selec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3">
            <text:p>3</text:p>
          </table:table-cell>
          <table:table-cell table:style-name="ce12" office:value-type="string">
            <text:p><text:a xlink:href="http://10.0.1.19/myEnfold.htm">http://10.0.1.19/myEnfold.htm</text:a></text:p>
          </table:table-cell>
          <table:table-cell office:value-type="string">
            <text:p>MyEnfold - &gt;Contact Information &amp; alerts</text:p>
          </table:table-cell>
          <table:table-cell office:value-type="string">
            <text:p>Click on MyEnfold </text:p>
            <text:p>You will see the section “Contact Information &amp; alerts” at bottom right</text:p>
            <text:p>Click on “Show Details” </text:p>
            <text:p>Now Click on “Hide Details” at top right</text:p>
            <text:p><text:s/>IT does not hide the section</text:p>
          </table:table-cell>
          <table:table-cell office:value-type="string">
            <text:p>Contact Information </text:p>
            <text:p>&amp; alerts gets hidd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office:value-type="float" office:value="4">
            <text:p>4</text:p>
          </table:table-cell>
          <table:table-cell table:style-name="ce12" office:value-type="string">
            <text:p><text:a xlink:href="http://10.0.1.19/myEnfold.htm">http://10.0.1.19/myEnfold.htm</text:a></text:p>
          </table:table-cell>
          <table:table-cell table:style-name="ce22" office:value-type="string">
            <text:p>MyEnfold - &gt;Contact Information &amp; alerts</text:p>
            <text:p>---&gt; add another field</text:p>
          </table:table-cell>
          <table:table-cell table:style-name="ce22" office:value-type="string">
            <text:p>Click on MyEnfold </text:p>
            <text:p>You will see the section “Contact Information &amp; alerts” at bottom right</text:p>
            <text:p>Click on “show details”</text:p>
            <text:p>In Contact Information &amp; alerts </text:p>
            <text:p>Click on First “add another field” <text:s/>link Second <text:s/>and Third “add anther field “ link</text:p>
            <text:p>IT shows some text fields to enter an email and address ,City/Town, Apt/Suite, Zip Code....</text:p>
            <text:p>Type some text in text fields and immediately remove the text.</text:p>
            <text:p>Now click out side to the text field then you can see a pop up box “There was an error saving your data”.</text:p>
            <text:p>When try to <text:s/>close that text field</text:p>
            <text:p>IT shows the same <text:s/>error as previous.</text:p>
          </table:table-cell>
          <table:table-cell office:value-type="string">
            <text:p><text:span text:style-name="T11">IT Should not display the error even </text:span></text:p>
            <text:p><text:span text:style-name="T11">When trying to close the text field (With empty text).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<text:a xlink:href="http://10.0.1.19/myEnfold.htm">http://10.0.1.19/myEnfold.htm</text:a></text:p>
          </table:table-cell>
          <table:table-cell office:value-type="string">
            <text:p>MyEnfold--&gt; Contact Information &amp; alerts</text:p>
            <text:p>--&gt; add another field --&gt; </text:p>
            <text:p>“Please select drop down”</text:p>
          </table:table-cell>
          <table:table-cell office:value-type="string">
            <text:p>Click on MyEnfold </text:p>
            <text:p>You will see the section Contact Information &amp; alerts <text:s/>at bottom right</text:p>
            <text:p>Click on “show details”</text:p>
            <text:p>In Contact Information &amp; alerts </text:p>
            <text:p>Click on Second “add another field” <text:s/>link </text:p>
            <text:p>IT shows a text field to enter address ....</text:p>
            <text:p>Here see “Please select” drop down menus (one is at “Street aaddress” and another one is at “street” </text:p>
            <text:p>IT does not shows complete text like “Plese Select”</text:p>
            <text:p>And While focusing on please select drop down </text:p>
            <text:p>it does not shows arrow symbol</text:p>
          </table:table-cell>
          <table:table-cell office:value-type="string">
            <text:p><text:span text:style-name="T11">In Contact Information </text:span></text:p>
            <text:p><text:span text:style-name="T11">&amp; alerts </text:span><text:span text:style-name="T12">-&gt;</text:span></text:p>
            <text:p><text:span text:style-name="T12">Click 3rd</text:span><text:span text:style-name="T11"> add another field</text:span></text:p>
            <text:p><text:span text:style-name="T11">Link to add another address, </text:span></text:p>
            <text:p><text:span text:style-name="T11">IT sholud show complete </text:span></text:p>
            <text:p><text:span text:style-name="T11">Text and arrow symbol ,</text:span></text:p>
            <text:p><text:span text:style-name="T11">while focusing on </text:span></text:p>
            <text:p><text:span text:style-name="T11">“</text:span><text:span text:style-name="T11">Please Select Drop Down”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float" office:value="6">
            <text:p>6</text:p>
          </table:table-cell>
          <table:table-cell table:style-name="ce13" office:value-type="string">
            <text:p><text:span text:style-name="T1"><text:a xlink:href="http://10.0.1.19/myEnfold.htm">http://10.0.1.19/myEnfold.htm</text:a></text:span></text:p>
          </table:table-cell>
          <table:table-cell table:style-name="ce13" office:value-type="string">
            <text:p>MyEnfold - &gt;Contact Information &amp; alerts</text:p>
            <text:p>=&gt;Alerts and <text:s/>messages </text:p>
            <text:p><text:s text:c="4"/>Recieve a summaru mail)</text:p>
            <text:p>=&gt;Check in freequency </text:p>
            <text:p><text:s text:c="4"/>(check in freequency)</text:p>
          </table:table-cell>
          <table:table-cell table:style-name="ce13" office:value-type="string">
            <text:p>Click on MyEnfold </text:p>
            <text:p>You will see the section “Contact Information &amp; alerts” at bottom right</text:p>
            <text:p>Click on “show details” </text:p>
            <text:p>In Contact Information &amp; alerts </text:p>
            <text:p>See Alerts and messages (Recieve a summary email),</text:p>
            <text:p>Check in Freequency (Check in freequency)</text:p>
            <text:p>Both drop down menu's does not shows the list of items to select</text:p>
          </table:table-cell>
          <table:table-cell table:style-name="ce2" office:value-type="string">
            <text:p><text:span text:style-name="T11">In Contact Information </text:span></text:p>
            <text:p><text:span text:style-name="T11">&amp; alerts </text:span><text:span text:style-name="T12">.. </text:span></text:p>
            <text:p><text:span text:style-name="T16">“</text:span><text:span text:style-name="T16">Recive a summary email”</text:span></text:p>
            <text:p><text:span text:style-name="T16">“</text:span><text:span text:style-name="T16">check in freequency”</text:span></text:p>
            <text:p><text:span text:style-name="T16">Drop downs should have a </text:span></text:p>
            <text:p><text:span text:style-name="T16">List of items to select</text:span>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7">
            <text:p>7</text:p>
          </table:table-cell>
          <table:table-cell table:style-name="ce12" office:value-type="string">
            <text:p><text:a xlink:href="http://10.0.1.19/myEnfold.htm">http://10.0.1.19/myEnfold.htm</text:a></text:p>
          </table:table-cell>
          <table:table-cell office:value-type="string">
            <text:p>MyEnfold - &gt;Personal Information </text:p>
          </table:table-cell>
          <table:table-cell office:value-type="string">
            <text:p>Click on MyEnfold</text:p>
            <text:p>You will see the section “Personal Information” at bottom right</text:p>
            <text:p>Click on “show details” </text:p>
            <text:p>Now Click on “Hide Details” at top right</text:p>
            <text:p>IT does not hide the section</text:p>
          </table:table-cell>
          <table:table-cell office:value-type="string">
            <text:p>“Personal Information”</text:p>
            <text:p>Section gets hidd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14" office:value-type="string">
            <text:p><text:span text:style-name="T1"><text:a xlink:href="http://10.0.1.19/myEnfold.htm">http://10.0.1.19/myEnfold.htm</text:a></text:span></text:p>
          </table:table-cell>
          <table:table-cell table:style-name="ce2" office:value-type="string">
            <text:p>MyEnfold -&gt; Personal Information --&gt;</text:p>
            <text:p>See all drop down menus</text:p>
          </table:table-cell>
          <table:table-cell table:style-name="ce13" office:value-type="string">
            <text:p>Click on MyEnfold</text:p>
            <text:p>You will see the section “Personal Information” at bottom right</text:p>
            <text:p>Now Click on “show details”</text:p>
            <text:p/>
            <text:p>In Personal Information ..</text:p>
            <text:p>“All drop down menus” are having empty list of items to select</text:p>
            <text:p/>
          </table:table-cell>
          <table:table-cell table:style-name="ce2" office:value-type="string">
            <text:p>In Personal Information </text:p>
            <text:p>All Drop Down Menu's should have</text:p>
            <text:p><text:s/>A list of items to select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<text:a xlink:href="http://10.0.1.19/myEnfold.htm">http://10.0.1.19/myEnfold.htm</text:a></text:p>
          </table:table-cell>
          <table:table-cell office:value-type="string">
            <text:p>MyEnfold -&gt;Send Invite</text:p>
          </table:table-cell>
          <table:table-cell table:style-name="ce22" office:value-type="string">
            <text:p>Click on MyEnfold</text:p>
            <text:p>You will see the section “Send Invite” at bottom right</text:p>
            <text:p>Click on “show details” </text:p>
            <text:p>Now Click on “Hide Details” at top right</text:p>
            <text:p>IT does not hide the section</text:p>
          </table:table-cell>
          <table:table-cell office:value-type="string">
            <text:p>Send Invite section </text:p>
            <text:p>Gets hidd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15" office:value-type="string">
            <text:p><text:a xlink:href="http://10.0.1.19/beta/homePage.htm">http://10.0.1.19/beta/homePage.htm</text:a></text:p>
          </table:table-cell>
          <table:table-cell table:style-name="ce25" office:value-type="string">
            <text:p>Help</text:p>
          </table:table-cell>
          <table:table-cell table:style-name="ce15" office:value-type="string">
            <text:p>Click on Help link which is on top right (you can see beside Logout link).</text:p>
            <text:p>It does not have any action to forward to a specific page.</text:p>
            <text:p/>
          </table:table-cell>
          <table:table-cell table:style-name="ce3" office:value-type="string">
            <text:p>Help link should have some link </text:p>
            <text:p>To display some information </text:p>
          </table:table-cell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<text:a xlink:href="http://10.0.1.19/beta/homePage.htm">http://10.0.1.19/beta/homePage.htm</text:a></text:p>
          </table:table-cell>
          <table:table-cell office:value-type="string">
            <text:p>Home -&gt; Add Document--&gt;</text:p>
            <text:p><text:s/>Start Uploading</text:p>
          </table:table-cell>
          <table:table-cell office:value-type="string">
            <text:p>Click on Home tab which is first tab at top left</text:p>
            <text:p>Now see the Add document section and click on Start uploading button</text:p>
            <text:p>IT opens <text:s/>a dialog box </text:p>
            <text:p>Now click on button “Choose File” <text:s/></text:p>
            <text:p>Select image from local machine and open it</text:p>
            <text:p>Click continue button , it shows “Add Document “ Overlay</text:p>
            <text:p>In this at bottom left you can see the message </text:p>
            <text:p>“your documents were successfully added to your <text:span text:style-name="T10">account</text:span>”</text:p>
            <text:p>But the “<text:span text:style-name="T4">account”</text:span> word is not displaing inside the Add Document window.</text:p>
          </table:table-cell>
          <table:table-cell office:value-type="string">
            <text:p>Add Document overlay displaying </text:p>
            <text:p>the status message inside the </text:p>
            <text:p>same <text:s/>window ,</text:p>
            <text:p/>
            <text:p><text:s/>Except “ <text:span text:style-name="T10">account” </text:span><text:span text:style-name="T34">word. </text:span></text:p>
            <text:p><text:span text:style-name="T34">IT won't be like that.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1">
            <text:p>11</text:p>
          </table:table-cell>
          <table:table-cell office:value-type="string">
            <text:p><text:a xlink:href="http://10.0.1.19/beta/homePage.htm">http://10.0.1.19/beta/homePage.htm</text:a></text:p>
          </table:table-cell>
          <table:table-cell table:style-name="ce22" office:value-type="string">
            <text:p><text:span text:style-name="T1">Home -&gt; Add Document--&gt;</text:span></text:p>
            <text:p><text:span text:style-name="T1"><text:s/></text:span><text:span text:style-name="T1">Start Uploading</text:span></text:p>
          </table:table-cell>
          <table:table-cell office:value-type="string">
            <text:p><text:span text:style-name="T11">Click on Home tab which is first tab at top left</text:span></text:p>
            <text:p><text:span text:style-name="T11">Now see the Add document section and click on Start uploading button</text:span></text:p>
            <text:p>IT opens <text:s/>a dialog box </text:p>
            <text:p>Now click on button “Choose File” <text:s/></text:p>
            <text:p>Select image from local machine and open it</text:p>
            <text:p>Click continue button , it shows “Add Document “ Dialog box</text:p>
            <text:p>In this “Add Inheritor” drop down does not shows the complete text -</text:p>
            <text:p>Whele selecting the “default .....” <text:s/>option</text:p>
          </table:table-cell>
          <table:table-cell office:value-type="string">
            <text:p>In Add Document window</text:p>
            <text:p>The “Add Inheritor” drop down</text:p>
            <text:p>Does not shows the </text:p>
            <text:p>complete text of “ default ...”option</text:p>
            <text:p/>
            <text:p>So it should display full tex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">
            <text:p>12</text:p>
          </table:table-cell>
          <table:table-cell table:style-name="ce16" office:value-type="string">
            <text:p><text:span text:style-name="T2"><text:a xlink:href="http://10.0.1.19/recipient/beta/main.htm">http://10.0.1.19/recipient/beta/main.htm</text:a></text:span></text:p>
          </table:table-cell>
          <table:table-cell office:value-type="string">
            <text:p>Inheritors --&gt;set up a new -&gt;Add Inheritor -&gt; state</text:p>
          </table:table-cell>
          <table:table-cell office:value-type="string">
            <text:p>Click on Inheritors tab and Inside Inheritors section </text:p>
            <text:p>Click on Set up a new button</text:p>
            <text:p>IT shows the Add Inheritor window</text:p>
            <text:p>IN this window , alignment of <text:s/><text:span text:style-name="T4">“state”</text:span> drop down menu is not good</text:p>
          </table:table-cell>
          <table:table-cell office:value-type="string">
            <text:p>State drop down menu gets aligned properly. </text:p>
            <text:p/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float" office:value="13">
            <text:p>13</text:p>
          </table:table-cell>
          <table:table-cell table:style-name="ce17" office:value-type="string">
            <text:p><text:span text:style-name="T1"><text:a xlink:href="http://10.0.1.19/beta/homePage.htm">http://10.0.1.19/beta/homePage.htm</text:a></text:span></text:p>
          </table:table-cell>
          <table:table-cell table:style-name="ce4" office:value-type="string">
            <text:p>enFolder link -&gt; </text:p>
            <text:p>Add a new enFolder-&gt; </text:p>
            <text:p>Select enFolder</text:p>
          </table:table-cell>
          <table:table-cell table:style-name="ce4" office:value-type="string">
            <text:p><text:span text:style-name="T11">Click on any tab (Home,or Accounts or Inheritors or MyEnfold) except enFolders tab.</text:span></text:p>
            <text:p><text:span text:style-name="T11">Now Click on enFolder link at topmost center (Beside Account link)</text:span></text:p>
            <text:p><text:span text:style-name="T11">It shows <text:s/>“Add a new enFolder “ <text:s/>window</text:span></text:p>
            <text:p><text:span text:style-name="T11">In this window <text:s/>a button named </text:span><text:span text:style-name="T12">“select <text:s/>enFolder “</text:span><text:span text:style-name="T11"> button ( at right bottom) </text:span></text:p>
            <text:p><text:span text:style-name="T11">Does not have any action</text:span></text:p>
          </table:table-cell>
          <table:table-cell table:style-name="ce4" office:value-type="string">
            <text:p>select enFolder button does not </text:p>
            <text:p>Have any action</text:p>
          </table:table-cell>
          <table:table-cell table:style-name="ce4"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13" office:value-type="string">
            <text:p><text:span text:style-name="T1"><text:a xlink:href="http://10.0.1.19/beta/homePage.htm">http://10.0.1.19/beta/homePage.htm</text:a></text:span></text:p>
          </table:table-cell>
          <table:table-cell table:style-name="ce2" office:value-type="string">
            <text:p>account link</text:p>
          </table:table-cell>
          <table:table-cell table:style-name="ce2" office:value-type="string">
            <text:p>Click on <text:s/>account <text:s/>link which is at top center </text:p>
            <text:p>IT forwards to some URL (<text:a xlink:href="http://10.0.1.19/vendors/beta/addvendor.htm">http://10.0.1.19/vendors/beta/addvendor.htm</text:a>)</text:p>
            <text:p>In this page you can find a list of links under <text:s/>“Choose a type” Heading.</text:p>
            <text:p>If we click any link of that list it does not forward to any web page.</text:p>
            <text:p/>
            <text:p/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8" office:value-type="string">
            <text:p><text:span text:style-name="T1"><text:a xlink:href="http://10.0.1.19/beta/homePage.htm">http://10.0.1.19/beta/homePage.htm</text:a></text:span></text:p>
          </table:table-cell>
          <table:table-cell table:style-name="ce5" office:value-type="string">
            <text:p>enFolder link -&gt; </text:p>
            <text:p><text:s/>Add a new enFolder-&gt;</text:p>
            <text:p>choose enFolder</text:p>
            <text:p/>
          </table:table-cell>
          <table:table-cell table:style-name="ce18" office:value-type="string">
            <text:p><text:span text:style-name="T1">Click on enFolder link at topmost center (Beside Account link)</text:span></text:p>
            <text:p><text:span text:style-name="T1">It shows a Add a new enFolder window .. </text:span></text:p>
            <text:p><text:span text:style-name="T1">In this window at left side see the Choose enFolder list</text:span></text:p>
            <text:p><text:span text:style-name="T1">In this list the enFolders named “Utilities” and <text:s/>“Telecoms” </text:span></text:p>
            <text:p><text:span text:style-name="T1">Displays <text:s/>the description as “copy is missing”</text:span></text:p>
          </table:table-cell>
          <table:table-cell table:style-name="ce5" office:value-type="string">
            <text:p>IN “Choose enFolder list” </text:p>
            <text:p>enFolders named Utilities and </text:p>
            <text:p>Telecoms dont'have the description.</text:p>
            <text:p>So some description should be available </text:p>
            <text:p>To the user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<text:a xlink:href="http://10.0.1.19/beta/loadcabinet.htm">http://10.0.1.19/beta/loadcabinet.htm</text:a>#</text:p>
          </table:table-cell>
          <table:table-cell office:value-type="string">
            <text:p>Filing Cabinet -&gt; </text:p>
            <text:p>More Actions -&gt; delete </text:p>
          </table:table-cell>
          <table:table-cell office:value-type="string">
            <text:p>Click on Filing Cabinet tab which is the second one from top left </text:p>
            <text:p>Now we can see all the documents.</text:p>
            <text:p>Now Click on “More Actions Drop down menu” and select delete option with out Selecting any document to delete . </text:p>
            <text:p>It does not shows any alert box like “please select the document that you want to delete”</text:p>
          </table:table-cell>
          <table:table-cell office:value-type="string">
            <text:p>With out selecting any document</text:p>
            <text:p>When we click on Delete option then -</text:p>
            <text:p>IT should display the</text:p>
            <text:p>Some alert box <text:s/>like</text:p>
            <text:p>“ please select <text:s/>document to delete”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9" office:value-type="string">
            <text:p><text:span text:style-name="T1"><text:a xlink:href="http://10.0.1.19/beta/loadcabinet.htm">http://10.0.1.19/beta/loadcabinet.htm</text:a></text:span><text:span text:style-name="T1">#</text:span></text:p>
          </table:table-cell>
          <table:table-cell table:style-name="ce6" office:value-type="string">
            <text:p>Filing Cabinet -&gt; <text:s/></text:p>
            <text:p>More Actions -&gt; delete -&gt;</text:p>
            <text:p><text:s/>Dialog box</text:p>
          </table:table-cell>
          <table:table-cell table:style-name="ce6" office:value-type="string">
            <text:p><text:span text:style-name="T11">Click on “Filling “Cabinet tab” which is the second one from top left </text:span></text:p>
            <text:p><text:span text:style-name="T11">Now in side Filling Caninet Section we can see all the documents.</text:span></text:p>
            <text:p><text:span text:style-name="T11">Select a document to delete </text:span></text:p>
            <text:p><text:span text:style-name="T11">Now Click on “More Actions Drop down menu” <text:s/>and click on delete option then </text:span></text:p>
            <text:p><text:span text:style-name="T11">IT will be display a dialog box But this box does not shows the complete text on the </text:span></text:p>
            <text:p><text:span text:style-name="T11">status bar like “The page at 10.0.1....”</text:span></text:p>
          </table:table-cell>
          <table:table-cell table:style-name="ce6" office:value-type="string">
            <text:p>Click on delete option ,a dialog box will be</text:p>
            <text:p>opened ,It should <text:s/>display -</text:p>
            <text:p>The status bar with complete text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<text:a xlink:href="http://10.0.1.19/myEnfold.htm">http://10.0.1.19/myEnfold.htm</text:a></text:p>
          </table:table-cell>
          <table:table-cell office:value-type="string">
            <text:p>Account settings</text:p>
            <text:p><text:s/>--&gt; New Password </text:p>
          </table:table-cell>
          <table:table-cell office:value-type="string">
            <text:p>1. Next to "new password" <text:s/>- "Password strength" is close to the text field. </text:p>
            <text:p>With the message "too short", even when I have not typed anything into it</text:p>
            <text:p>2. as soon as I type something into "new password", the text jumps to the right.</text:p>
          </table:table-cell>
          <table:table-cell office:value-type="string">
            <text:p>1. "too short" should not come up before </text:p>
            <text:p>I start typing</text:p>
            <text:p>2. it should not jump when I start typing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<text:a xlink:href="http://10.0.1.19/beta/homePage.htm">http://10.0.1.19/beta/homePage.htm</text:a></text:p>
          </table:table-cell>
          <table:table-cell table:style-name="ce26" office:value-type="string">
            <text:p>Document</text:p>
          </table:table-cell>
          <table:table-cell office:value-type="string">
            <text:p>1 . First create a document of size <text:span text:style-name="T4">zero bytes (Just create a .txt file and don't enter any data)</text:span></text:p>
            <text:p><text:span text:style-name="T4">2 .Now Open the enfold site..</text:span>Click on Document link which is at top center </text:p>
            <text:p>IT opens <text:s/>a dialog box </text:p>
            <text:p>Now click on button “Choose File” <text:s/></text:p>
            <text:p>3 .Select the document which is having size of “0 bytes” from local machine and open it</text:p>
            <text:p>Click continue button , it shows “Add Document “ Dialog box</text:p>
            <text:p>IN this select the relative drop down menus (Assign account , Assign enfolder , Assign Inheritor)</text:p>
            <text:p><text:s/>that what you want- and click on Ok button.</text:p>
            <text:p>Then it should add the document to the corresponding inheritor. </text:p>
            <text:p>But we can't see the document (0 bytes) <text:s/>as uploaded.</text:p>
          </table:table-cell>
          <table:table-cell office:value-type="string">
            <text:p>document link should upload the document</text:p>
            <text:p><text:s/>Of zero byt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<text:a xlink:href="http://10.0.1.19/beta/loadcabinet.htm">http://10.0.1.19/beta/loadcabinet.htm</text:a>#</text:p>
          </table:table-cell>
          <table:table-cell table:style-name="ce2" office:value-type="string">
            <text:p>Filing Cabinet -&gt; </text:p>
            <text:p><text:s/>More Actions -&gt; email</text:p>
          </table:table-cell>
          <table:table-cell table:style-name="ce13" office:value-type="string">
            <text:p>Click on “Filing Cabinet tab” which is the second one from top left </text:p>
            <text:p>Now we can see all the documents.</text:p>
            <text:p>Now Click on “More Actions Drop down menu” and select email option</text:p>
            <text:p>IT does not have any link to email the document</text:p>
          </table:table-cell>
          <table:table-cell table:style-name="ce2" office:value-type="string">
            <text:p>Provide some link to email option under </text:p>
            <text:p>Filing Cabinet -&gt; More actions -&gt; email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13" office:value-type="string">
            <text:p><text:span text:style-name="T1"><text:a xlink:href="http://10.0.1.19/beta/loadcabinet.htm">http://10.0.1.19/beta/loadcabinet.htm</text:a></text:span><text:span text:style-name="T1">#</text:span></text:p>
          </table:table-cell>
          <table:table-cell table:style-name="ce2" office:value-type="string">
            <text:p>Filing Cabinet </text:p>
          </table:table-cell>
          <table:table-cell table:style-name="ce2" office:value-type="string">
            <text:p>Click on “Filing Cabinet tab” which is the second one from top left </text:p>
            <text:p>Now we can see all the documents.</text:p>
            <text:p>While moving <text:s/>the mouse cursor <text:s/>on any document --</text:p>
            <text:p><text:s text:c="2"/>you can see the 3 icons ( delete , email , print ..icons) on the right hand side of that document.</text:p>
            <text:p>Among those the email and print icons does not have any links to email and print the document that you want.</text:p>
          </table:table-cell>
          <table:table-cell table:style-name="ce2" office:value-type="string">
            <text:p>Provide links for “email” and “print” icons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table:style-name="ce6" office:value-type="float" office:value="22">
            <text:p>22</text:p>
          </table:table-cell>
          <table:table-cell table:style-name="ce6" office:value-type="string">
            <text:p><text:a xlink:href="http://10.0.1.19/beta/homePage.htm">http://10.0.1.19/beta/homePage.htm</text:a></text:p>
          </table:table-cell>
          <table:table-cell table:style-name="ce6" office:value-type="string">
            <text:p>Account link --&gt; Add an account </text:p>
          </table:table-cell>
          <table:table-cell table:style-name="ce6" office:value-type="string">
            <text:p>Click on <text:s/>account <text:s/>link which is at top center. </text:p>
            <text:p>IT will be display a “Add Account” dialog box .</text:p>
            <text:p>In this Click on <text:s/>any one of account type from the left sde list.</text:p>
            <text:p>Then It will show all the accounts under the Account Results.</text:p>
            <text:p><text:span text:style-name="T11"/></text:p>
            <text:p>IF you want to close this “Add Account” Dialog Box <text:s/>-</text:p>
            <text:p><text:s text:c="9"/>with out <text:span text:style-name="T11">select <text:s/>on <text:s/>any one <text:s/>account from the list of Account Results ,</text:span></text:p>
            <text:p><text:s text:c="2"/>- then it does not closes the window by clicking on “ <text:span text:style-name="T4">X “ mark at top right corner.</text:span>.</text:p>
          </table:table-cell>
          <table:table-cell table:style-name="ce6" office:value-type="string">
            <text:p>Provide the action to close the Dialog box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10">
          <table:table-cell table:style-name="ce6" office:value-type="float" office:value="23">
            <text:p>23</text:p>
          </table:table-cell>
          <table:table-cell table:style-name="ce6" office:value-type="string">
            <text:p><text:a xlink:href="http://10.0.1.19/beta/homePage.htm">http://10.0.1.19/beta/homePage.htm</text:a></text:p>
          </table:table-cell>
          <table:table-cell table:style-name="ce6" office:value-type="string">
            <text:p>Account link --&gt;</text:p>
            <text:p><text:s/>Add an account --&gt;</text:p>
            <text:p><text:s/>Set up new Account</text:p>
          </table:table-cell>
          <table:table-cell table:style-name="ce6" office:value-type="string">
            <text:p>Click on <text:s/>account <text:s/>link which is at top center. </text:p>
            <text:p>IT will be display a “Add Account” dialog box .</text:p>
            <text:p>IN this you can find choose a type text Field </text:p>
            <text:p>Now type any account name that what you want and press Enter button on your keyboard.</text:p>
            <text:p>Now You will see a “Set up new Account” overlay with a form. </text:p>
            <text:p>IF you<text:span text:style-name="T11"> do not want to fill the form then click on close </text:span><text:span text:style-name="T13">(X)</text:span><text:span text:style-name="T11"> button at top right corner.</text:span></text:p>
            <text:p><text:span text:style-name="T11">IT does not closes the window.</text:span></text:p>
          </table:table-cell>
          <table:table-cell table:style-name="ce6" office:value-type="string">
            <text:p>Provide the action for <text:span text:style-name="T15">(X) button </text:span>to close the Overlay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float" office:value="24">
            <text:p>24</text:p>
          </table:table-cell>
          <table:table-cell table:style-name="ce13" office:value-type="string">
            <text:p><text:span text:style-name="T1"><text:a xlink:href="http://10.0.1.19/beta/homePage.htm">http://10.0.1.19/beta/homePage.htm</text:a></text:span></text:p>
          </table:table-cell>
          <table:table-cell table:style-name="ce13" office:value-type="string">
            <text:p><text:span text:style-name="T1">Account link --&gt;</text:span></text:p>
            <text:p><text:span text:style-name="T1"><text:s/></text:span><text:span text:style-name="T1">Add an account --&gt;</text:span></text:p>
            <text:p><text:span text:style-name="T1"><text:s/></text:span><text:span text:style-name="T1">Set up new Account --&gt; </text:span></text:p>
            <text:p><text:span text:style-name="T1">Account Information --&gt; </text:span></text:p>
            <text:p><text:span text:style-name="T1">Show password</text:span></text:p>
          </table:table-cell>
          <table:table-cell table:style-name="ce13" office:value-type="string">
            <text:p><text:span text:style-name="T1">Click on <text:s/>account <text:s/>link which is at top center. </text:span></text:p>
            <text:p><text:span text:style-name="T1">IT will be display a “Add Account” dialog box .</text:span></text:p>
            <text:p><text:span text:style-name="T1">IN this you can find choose a type text Field </text:span></text:p>
            <text:p><text:span text:style-name="T1">Now type any account name that what you want and press Enter button on your keyboard.</text:span></text:p>
            <text:p><text:span text:style-name="T1">Now You will see a “Set up new Account” overlay with a form. </text:span></text:p>
            <text:p><text:span text:style-name="T1">IN this form you can see the “Password” text field under Account Information section.</text:span></text:p>
            <text:p><text:span text:style-name="T1">Next to “Password” Text field there is a link “show password” but it has not been aligned properly.</text:span></text:p>
          </table:table-cell>
          <table:table-cell table:style-name="ce2" office:value-type="string">
            <text:p>Adjust the Alignment of <text:s/>“Show Password“ <text:s/>link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table:style-name="ce7" office:value-type="float" office:value="25">
            <text:p>25</text:p>
          </table:table-cell>
          <table:table-cell table:style-name="ce20" office:value-type="string">
            <text:p><text:span text:style-name="T1"><text:a xlink:href="http://10.0.1.19/beta/homePage.htm">http://10.0.1.19/beta/homePage.htm</text:a></text:span></text:p>
          </table:table-cell>
          <table:table-cell table:style-name="ce20" office:value-type="string">
            <text:p><text:span text:style-name="T1">Account link --&gt;</text:span></text:p>
            <text:p><text:span text:style-name="T1"><text:s/></text:span><text:span text:style-name="T1">Add an account --&gt;</text:span></text:p>
            <text:p><text:span text:style-name="T1"><text:s/></text:span><text:span text:style-name="T1">Set up new Account --&gt; </text:span></text:p>
            <text:p><text:span text:style-name="T1">Account Information</text:span></text:p>
          </table:table-cell>
          <table:table-cell table:style-name="ce20" office:value-type="string">
            <text:p><text:span text:style-name="T1">Click on <text:s/>account <text:s/>link which is at top center. </text:span></text:p>
            <text:p><text:span text:style-name="T1">IT will be display a “Add Account” dialog box .</text:span></text:p>
            <text:p><text:span text:style-name="T1">IN this you can find choose a type text Field </text:span></text:p>
            <text:p><text:span text:style-name="T1">Now type any account name that what you want and press Enter button on your keyboard.</text:span></text:p>
            <text:p><text:span text:style-name="T1">Now You will see a “Set up new Account” overlay with a form. </text:span></text:p>
            <text:p><text:span text:style-name="T1">IN this you can find the “Account information section”</text:span></text:p>
            <text:p><text:span text:style-name="T1">With out providing the details (account number, username, password) of Account Information section</text:span></text:p>
            <text:p><text:span text:style-name="T1">Now click on add account button at bottom right then it adds an account.</text:span></text:p>
          </table:table-cell>
          <table:table-cell table:style-name="ce7" office:value-type="string">
            <text:p>Make sure <text:s/>the fields of <text:s/>Account Informnation </text:p>
            <text:p>as mandatory to add an account .</text:p>
          </table:table-cell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float" office:value="26">
            <text:p>26</text:p>
          </table:table-cell>
          <table:table-cell table:style-name="ce18" office:value-type="string">
            <text:p><text:span text:style-name="T1"><text:a xlink:href="http://10.0.1.19/beta/homePage.htm">http://10.0.1.19/beta/homePage.htm</text:a></text:span></text:p>
          </table:table-cell>
          <table:table-cell table:style-name="ce5" office:value-type="string">
            <text:p>enFolder link -&gt; <text:s/></text:p>
            <text:p>Add a new enFolder-&gt;</text:p>
            <text:p>choose enFolder </text:p>
          </table:table-cell>
          <table:table-cell table:style-name="ce18" office:value-type="string">
            <text:p><text:span text:style-name="T11">Click on any tab (Home,or Accounts or Inheritors or MyEnfold) except enFolders tab.</text:span></text:p>
            <text:p><text:span text:style-name="T1">Click on enFolder link at topmost center (Beside Account link)</text:span></text:p>
            <text:p><text:span text:style-name="T1">It shows a Add a new enFolder window .. </text:span></text:p>
            <text:p><text:span text:style-name="T1">In this window at left side see the Choose enFolder list</text:span></text:p>
            <text:p><text:span text:style-name="T1">From this list we can't select any enFolder that we want other than “Appliances” .</text:span></text:p>
          </table:table-cell>
          <table:table-cell table:style-name="ce5" office:value-type="string">
            <text:p>Make sure that to select any enFolder from</text:p>
            <text:p><text:s/>“choose enFolder” list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5" office:value-type="float" office:value="27">
            <text:p>27</text:p>
          </table:table-cell>
          <table:table-cell table:style-name="ce18" office:value-type="string">
            <text:p><text:span text:style-name="T1"><text:a xlink:href="http://10.0.1.19/beta/homePage.htm">http://10.0.1.19/beta/homePage.htm</text:a></text:span></text:p>
          </table:table-cell>
          <table:table-cell table:style-name="ce18" office:value-type="string">
            <text:p><text:span text:style-name="T1">enFolder link -&gt; <text:s/></text:span></text:p>
            <text:p><text:span text:style-name="T1">Add a new enFolder-&gt;</text:span></text:p>
            <text:p><text:span text:style-name="T5">Create your own custom enFolder</text:span></text:p>
          </table:table-cell>
          <table:table-cell table:style-name="ce18" office:value-type="string">
            <text:p><text:span text:style-name="T11">Click on any tab (Home,or Accounts or Inheritors or MyEnfold) except enFolders tab.</text:span></text:p>
            <text:p><text:span text:style-name="T11">Click on enFolder link at topmost center (Beside Account link)</text:span></text:p>
            <text:p><text:span text:style-name="T11">It shows a Add a new enFolder window .. </text:span></text:p>
            <text:p><text:span text:style-name="T11">In this window click on the “Create your own custom enFolder” link </text:span></text:p>
            <text:p><text:span text:style-name="T11">Now it will open a “new enFolder” window </text:span></text:p>
            <text:p><text:span text:style-name="T11">See the “Assign Inheritor “ drop down menu.</text:span></text:p>
            <text:p><text:span text:style-name="T11">IT does not shows the complete text of selected inheritor.</text:span></text:p>
          </table:table-cell>
          <table:table-cell table:style-name="ce5" office:value-type="string">
            <text:p>Adjust the size of the “Assign Inheritor” </text:p>
            <text:p>drop down menu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float" office:value="28">
            <text:p>28</text:p>
          </table:table-cell>
          <table:table-cell table:style-name="ce5" office:value-type="string">
            <text:p><text:a xlink:href="http://10.0.1.19/betaViewDocument.htm?id=5956">http://10.0.1.19/betaViewDocument.htm?id=5956</text:a></text:p>
          </table:table-cell>
          <table:table-cell table:style-name="ce5" office:value-type="string">
            <text:p>Filing Cabinet</text:p>
          </table:table-cell>
          <table:table-cell table:style-name="ce5" office:value-type="string">
            <text:p>Click on Filing Cabinet tab which is the second one from top left </text:p>
            <text:p>Now we can see all the documents of an inheritor.</text:p>
            <text:p>Now click on any document then it does not shows the content of that document.</text:p>
            <text:p>IT displays an Alert box with the text <text:s/></text:p>
            <text:p><text:s text:c="25"/>(Error : 10012 Input Output page load error File : http://10.0.1.19 /....could not be loaded )</text:p>
          </table:table-cell>
          <table:table-cell table:style-name="ce5" office:value-type="string">
            <text:p>gets the document details.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1">
          <table:table-cell office:value-type="float" office:value="29">
            <text:p>29</text:p>
          </table:table-cell>
          <table:table-cell office:value-type="string">
            <text:p><text:a xlink:href="http://10.0.1.19/beta/homePage.htm">http://10.0.1.19/beta/homePage.htm</text:a></text:p>
          </table:table-cell>
          <table:table-cell office:value-type="string">
            <text:p><text:span text:style-name="T6">Document</text:span> -&gt; Add document (s)- -&gt; </text:p>
            <text:p><text:s/>Add document -&gt; </text:p>
          </table:table-cell>
          <table:table-cell office:value-type="string">
            <text:p>Click on Document link which is at top center</text:p>
            <text:p>IT opens <text:s/>a dialog box </text:p>
            <text:p>Now click on button “Choose File” <text:s/></text:p>
            <text:p>Select image from local machine and open it</text:p>
            <text:p>Click continue button , it shows “Add Document “ Overlay</text:p>
            <text:p>In this at bottom left you can see the message </text:p>
            <text:p>“your documents were successfully added to your <text:span text:style-name="T10">account</text:span>”</text:p>
            <text:p>But the “<text:span text:style-name="T4">account”</text:span> word is not displaing inside the Add Document window.</text:p>
          </table:table-cell>
          <table:table-cell office:value-type="string">
            <text:p>Add Document overlay displaying </text:p>
            <text:p>the status message inside the </text:p>
            <text:p>same <text:s/>window ,</text:p>
            <text:p/>
            <text:p><text:s/>Except “ <text:span text:style-name="T10">account” </text:span><text:span text:style-name="T34">word. </text:span></text:p>
            <text:p><text:span text:style-name="T34">IT won't be like that.</text:span></text:p>
          </table:table-cell>
          <table:table-cell table:number-columns-repeated="1019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<text:a xlink:href="http://10.0.1.19/beta/homePage.htm">http://10.0.1.19/beta/homePage.htm</text:a></text:p>
          </table:table-cell>
          <table:table-cell table:style-name="ce22" office:value-type="string">
            <text:p>Document -&gt; Add document (s)- -&gt;</text:p>
            <text:p><text:s/>Add document -&gt; Assign inheritor</text:p>
          </table:table-cell>
          <table:table-cell office:value-type="string">
            <text:p><text:span text:style-name="T11">Click on Document link which is at top center</text:span></text:p>
            <text:p>IT opens <text:s/>a dialog box </text:p>
            <text:p>Now click on button “Choose File” <text:s/></text:p>
            <text:p>Select image from local machine and open it</text:p>
            <text:p>Click continue button , it shows “Add Document “ Dialog box</text:p>
            <text:p>In this “Add Inheritor” drop down does not shows the complete text -</text:p>
            <text:p>Whele selecting the “default .....” <text:s/>option</text:p>
          </table:table-cell>
          <table:table-cell office:value-type="string">
            <text:p>In Add Document window</text:p>
            <text:p>The “Assign Inheritor” drop down</text:p>
            <text:p>Does not shows the </text:p>
            <text:p>complete text of “ default ...”option</text:p>
            <text:p/>
            <text:p>So it should display full tex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office:value-type="float" office:value="31">
            <text:p>31</text:p>
          </table:table-cell>
          <table:table-cell table:style-name="ce21" office:value-type="string">
            <text:p><text:span text:style-name="T3"><text:a xlink:href="http://10.0.1.19/beta/homePage.htm">http://10.0.1.19/beta/homePage.htm</text:a></text:span></text:p>
          </table:table-cell>
          <table:table-cell office:value-type="string">
            <text:p>Inheritor-&gt;Add Inheritor -&gt; state</text:p>
          </table:table-cell>
          <table:table-cell office:value-type="string">
            <text:p>Click on Inheritor link at the top center.</text:p>
            <text:p>IT shows the Add Inheritor window</text:p>
            <text:p>IN this window , alignment of <text:s/><text:span text:style-name="T4">“state”</text:span> drop down menu is not good</text:p>
          </table:table-cell>
          <table:table-cell office:value-type="string">
            <text:p>Gets <text:s/>“State” drop down menu with proper alignmen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6" office:value-type="float" office:value="32">
            <text:p>32</text:p>
          </table:table-cell>
          <table:table-cell table:style-name="ce6" office:value-type="string">
            <text:p><text:a xlink:href="http://10.0.1.19/enfolders/beta/enfolders.htm">http://10.0.1.19/enfolders/beta/enfolders.htm</text:a>#</text:p>
          </table:table-cell>
          <table:table-cell table:style-name="ce6" office:value-type="string">
            <text:p>enFolders-&gt; Set up a new -&gt;</text:p>
            <text:p><text:s/>Add a New Folder -&gt; Cancel</text:p>
          </table:table-cell>
          <table:table-cell table:style-name="ce6" office:value-type="string">
            <text:p>Click on enFolders tab which is the 4<text:span text:style-name="T14">th</text:span> from top left</text:p>
            <text:p>Now In enFolders Section click on Setup a new </text:p>
            <text:p>It will display the “Add <text:s/>a New enFolder” window </text:p>
            <text:p>Select any one enFolder from the “Choose enfolder” List</text:p>
            <text:p>Click the “Select enFolder” button</text:p>
            <text:p>It will display “new Enfolder “ window </text:p>
            <text:p>IN this the Cancel buttyon does not have any action</text:p>
          </table:table-cell>
          <table:table-cell table:style-name="ce6" office:value-type="string">
            <text:p>Cancel button gets cancel the window 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6" office:value-type="float" office:value="33">
            <text:p>33</text:p>
          </table:table-cell>
          <table:table-cell table:style-name="ce6" office:value-type="string">
            <text:p><text:a xlink:href="http://10.0.1.19/enfolders/beta/enfolders.htm">http://10.0.1.19/enfolders/beta/enfolders.htm</text:a>#</text:p>
          </table:table-cell>
          <table:table-cell table:style-name="ce6" office:value-type="string">
            <text:p>enFolders-&gt; Set up a new -&gt;</text:p>
            <text:p><text:s/>Add a New Folder -&gt; <text:span text:style-name="T7">“ X “</text:span> button</text:p>
          </table:table-cell>
          <table:table-cell table:style-name="ce6" office:value-type="string">
            <text:p>Click on enFolders tab which is the 4<text:span text:style-name="T14">th</text:span> from top left</text:p>
            <text:p>Now In enFolders Section click on Setup a new </text:p>
            <text:p>It will display the “Add <text:s/>a New enFolder” window </text:p>
            <text:p>Select any one enFolder from the “Choose enfolder” List</text:p>
            <text:p>Click the “Select enFolder” button</text:p>
            <text:p>It will display “new Enfolder “ window </text:p>
            <text:p>IN this the close<text:span text:style-name="T4"> </text:span><text:span text:style-name="T15">'X'</text:span> button does not have any action</text:p>
          </table:table-cell>
          <table:table-cell table:style-name="ce6" office:value-type="string">
            <text:p>Cancel button gets closes the window 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<text:a xlink:href="http://10.0.1.19/beta/loadcabinet.htm">http://10.0.1.19/beta/loadcabinet.htm</text:a></text:p>
          </table:table-cell>
          <table:table-cell office:value-type="string">
            <text:p>Filing Cabinet -&gt; <text:s/>Filter by</text:p>
          </table:table-cell>
          <table:table-cell office:value-type="string">
            <text:p>Click on Filing Cabinet tab which is the second one from top left</text:p>
            <text:p>IN Filing Cabinet section Now see the “Filter by :” (Between <text:s/>search Button and Accounts link) <text:s/>text </text:p>
            <text:p>This “Filter By “ text have more spaces to that Account Link</text:p>
          </table:table-cell>
          <table:table-cell office:value-type="string">
            <text:p>gets less number of spaces between “Filter By” text and</text:p>
            <text:p>“Accounts” link 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a xlink:href="http://10.0.1.19/beta/loadcabinet.htm">http://10.0.1.19/beta/loadcabinet.htm</text:a></text:p>
          </table:table-cell>
          <table:table-cell office:value-type="string">
            <text:p>Filing Cabinet -&gt; <text:s/>enFolders link</text:p>
          </table:table-cell>
          <table:table-cell office:value-type="string">
            <text:p>Click on Filing Cabinet tab which is the second one from top left</text:p>
            <text:p>IN Filing Cabinet section Now see <text:s/>3 links named Accounts , enFolders and Inheritors</text:p>
            <text:p>Among these 3 links two links have different alignment (Down arrow symbols have been sticked to enFolders and Inheritors links)</text:p>
            <text:p><text:s text:c="7"/>--when compared to Accounts link</text:p>
          </table:table-cell>
          <table:table-cell office:value-type="string">
            <text:p>gets exact alignement of Down Arrows for enFolders and Inheritors links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<text:a xlink:href="http://10.0.1.19/myEnfold.htm">http://10.0.1.19/myEnfold.htm</text:a>#</text:p>
          </table:table-cell>
          <table:table-cell office:value-type="string">
            <text:p>My Enfold</text:p>
          </table:table-cell>
          <table:table-cell office:value-type="string">
            <text:p>Click on “MyEnfold” tab which is at top right </text:p>
            <text:p>IN this section at top left you will see <text:s/>“Close Message” link.</text:p>
            <text:p>When we click on close message link it does not <text:s/>closes any messge <text:s/>(“ i.e There is no Welcome message to close”) .</text:p>
            <text:p/>
          </table:table-cell>
          <table:table-cell office:value-type="string">
            <text:p>Display some welcome message by default .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10.0.1.19/myEnfold.htm">http://10.0.1.19/myEnfold.htm</text:a>#</text:p>
          </table:table-cell>
          <table:table-cell office:value-type="string">
            <text:p>My Enfold --&gt; Contact Information &amp; alerts --&gt;Alert me</text:p>
          </table:table-cell>
          <table:table-cell table:style-name="ce22" office:value-type="string">
            <text:p>Click on MyEnfold </text:p>
            <text:p>You will see the section “Contact Information &amp; alerts” at bottom right</text:p>
            <text:p>Click on “Show Details” </text:p>
            <text:p>See the “Alert me” Section , here 3 check boxes have not been aligned exactly opposite to the text</text:p>
          </table:table-cell>
          <table:table-cell office:value-type="string">
            <text:p>gets exact alignment of 3 checkbo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float" office:value="36">
            <text:p>36</text:p>
          </table:table-cell>
          <table:table-cell table:style-name="ce5" office:value-type="string">
            <text:p><text:a xlink:href="http://10.0.1.19/beta/loadcabinet.htm">http://10.0.1.19/beta/loadcabinet.htm</text:a>#</text:p>
          </table:table-cell>
          <table:table-cell table:style-name="ce5" office:value-type="string">
            <text:p>Filing Cabinet</text:p>
          </table:table-cell>
          <table:table-cell table:style-name="ce5" office:value-type="string">
            <text:p>Click on “Filling Ccbinet” tab which is second <text:s/>at top left</text:p>
            <text:p>IN this section at top left you will see <text:s/>“Close Message” link.</text:p>
            <text:p>When we click on close message link it does not <text:s/>closes any messge <text:s/>(“ i.e There is no Welcome message to close”) .</text:p>
            <text:p/>
          </table:table-cell>
          <table:table-cell table:style-name="ce5" office:value-type="string">
            <text:p>Display some welcome message by default ..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37">
            <text:p>37</text:p>
          </table:table-cell>
          <table:table-cell table:style-name="ce22" office:value-type="string">
            <text:p><text:span text:style-name="T1"><text:a xlink:href="http://10.0.1.19/beta/loadcabinet.htm">http://10.0.1.19/beta/loadcabinet.htm</text:a></text:span></text:p>
          </table:table-cell>
          <table:table-cell office:value-type="string">
            <text:p>Filing Cabinet</text:p>
          </table:table-cell>
          <table:table-cell office:value-type="string">
            <text:p><text:span text:style-name="T11">Click on “Filling Ccbinet” tab which is second <text:s/>at top left</text:span></text:p>
            <text:p><text:span text:style-name="T11">IN this section at top left you will see <text:s/></text:span><text:span text:style-name="T12">Search for documents “Text Field” </text:span></text:p>
            <text:p><text:span text:style-name="T16">The alignment of that text field is not exact to the alignment of the search button </text:span></text:p>
            <text:p><text:span text:style-name="T16"><text:s text:c="17"/></text:span><text:span text:style-name="T12">(increase the text field margin from top side)</text:span></text:p>
          </table:table-cell>
          <table:table-cell office:value-type="string">
            <text:p>gets exact alignment of “Search for Documents Text Field “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<text:a xlink:href="http://10.0.1.19/beta/homePage.htm">http://10.0.1.19/beta/homePage.htm</text:a></text:p>
          </table:table-cell>
          <table:table-cell office:value-type="string">
            <text:p>Home -&gt;My Inheritors (2) -&gt; default – Inhertor (1)</text:p>
          </table:table-cell>
          <table:table-cell office:value-type="string">
            <text:p>Click on Home tab which is first tab at top left</text:p>
            <text:p>Now see this <text:s/>My Inheritors(2) at bottom </text:p>
            <text:p>Now under My Inheritors see default – Inheritor name (1) and “nobody” (0) <text:s/>(Here '1' -&gt; number of documents is 1)</text:p>
            <text:p>Now click on Filing Cabinet <text:s/>which is second tab at top left</text:p>
            <text:p>IN side Filing Cabinet section , you can see the message as “You have 0 documents'</text:p>
          </table:table-cell>
          <table:table-cell office:value-type="string">
            <text:p>The <text:s/>number of documents of default - Inheritor </text:p>
            <text:p>Should match in both Home and Filing Cabinet sec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float" office:value="39">
            <text:p>39</text:p>
          </table:table-cell>
          <table:table-cell table:style-name="ce5" office:value-type="string">
            <text:p><text:a xlink:href="http://10.0.1.19/beta/loadcabinet.htm">http://10.0.1.19/beta/loadcabinet.htm</text:a>#</text:p>
          </table:table-cell>
          <table:table-cell table:style-name="ce5" office:value-type="string">
            <text:p>Filing Cabinet</text:p>
          </table:table-cell>
          <table:table-cell table:style-name="ce18" office:value-type="string">
            <text:p><text:span text:style-name="T1">Click on “Filling Ccbinet” tab which is second <text:s/>at top left</text:span></text:p>
            <text:p><text:span text:style-name="T1">Now if you can see documents list as </text:span><text:span text:style-name="T17">“you have n documents</text:span><text:span text:style-name="T1">”</text:span></text:p>
            <text:p><text:span text:style-name="T1">Now select 'n' number of documents and press delete option (More Actions -&gt; delete)</text:span></text:p>
            <text:p><text:span text:style-name="T1">Now you can see <text:s/>only “n-1” document have been deleted , But if you reload or refresh the same page then -</text:span></text:p>
            <text:p><text:span text:style-name="T1">You will see as that “n” number of documents have been deleted</text:span></text:p>
          </table:table-cell>
          <table:table-cell table:style-name="ce5" office:value-type="string">
            <text:p>Any number of documents should be delete at a time with out refreshing the page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float" office:value="40">
            <text:p>40</text:p>
          </table:table-cell>
          <table:table-cell table:style-name="ce18" office:value-type="string">
            <text:p><text:span text:style-name="T1"><text:a xlink:href="http://10.0.1.19/beta/loadcabinet.htm">http://10.0.1.19/beta/loadcabinet.htm</text:a></text:span><text:span text:style-name="T1">#</text:span></text:p>
          </table:table-cell>
          <table:table-cell table:style-name="ce5" office:value-type="string">
            <text:p>Filing Cabinet</text:p>
          </table:table-cell>
          <table:table-cell table:style-name="ce5" office:value-type="string">
            <text:p>Click on “Filing Cabinet tab” which is the second one from top left.</text:p>
            <text:p>Now if you can see the list of documents as “You have 0 documents”</text:p>
            <text:p>IF you have 0 documents , Now upload n documents by using the document link at top center</text:p>
            <text:p>Now you can see only n-(n-1) documents .</text:p>
            <text:p>If you reload or refresh the page then you will see <text:s/>“n documents” .</text:p>
          </table:table-cell>
          <table:table-cell table:style-name="ce5" office:value-type="string">
            <text:p>All documents should be able to see <text:s/>after uploading </text:p>
            <text:p><text:s text:c="2"/>n number of documents.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float" office:value="41">
            <text:p>41</text:p>
          </table:table-cell>
          <table:table-cell table:style-name="ce19" office:value-type="string">
            <text:p><text:span text:style-name="T1"><text:a xlink:href="http://10.0.1.19/beta/loadcabinet.htm">http://10.0.1.19/beta/loadcabinet.htm</text:a></text:span><text:span text:style-name="T1">#</text:span></text:p>
          </table:table-cell>
          <table:table-cell table:style-name="ce6" office:value-type="string">
            <text:p>Filing Cabinet</text:p>
          </table:table-cell>
          <table:table-cell table:style-name="ce6" office:value-type="string">
            <text:p>Click on “Filing Cabinet tab” which is the second one from top left.</text:p>
            <text:p>Now if you can see the list of documents as “You have 1 documents”.</text:p>
            <text:p>Now upload the same document that already available in the document list</text:p>
            <text:p>While uploading the same document it does not shows any alert box like “You already have the same document .. can i replace with the old file?” </text:p>
            <text:p/>
          </table:table-cell>
          <table:table-cell table:style-name="ce6" office:value-type="string">
            <text:p>Alert box will be display while the same document is uploading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6" office:value-type="float" office:value="42">
            <text:p>42</text:p>
          </table:table-cell>
          <table:table-cell table:style-name="ce6" office:value-type="string">
            <text:p><text:a xlink:href="http://10.0.1.19/beta/loadcabinet.htm">http://10.0.1.19/beta/loadcabinet.htm</text:a>#</text:p>
          </table:table-cell>
          <table:table-cell table:style-name="ce6" office:value-type="string">
            <text:p>Filing Cabinet</text:p>
          </table:table-cell>
          <table:table-cell table:style-name="ce6" office:value-type="string">
            <text:p>Click on “Filing Cabinet tab” which is the second one from top left .</text:p>
            <text:p>Now you can see the documents list as “you have 0 documents”</text:p>
            <text:p>While you are uploading (Click on document link at top side and choose same file more than one time)</text:p>
            <text:p><text:s text:c="2"/>same document 'n' times at a time - then that document </text:p>
            <text:p><text:s/>will be display only one time in “Filing Cabinet” documents list <text:s/>and </text:p>
            <text:p>the remaining n-1 copies will be thrown to “unfiled documents” link</text:p>
            <text:p/>
          </table:table-cell>
          <table:table-cell table:style-name="ce6" office:value-type="string">
            <text:p>While uploading if you choose <text:s/>the same document more than one time </text:p>
            <text:p>IT <text:s/>should display some alert box that “you have already choosen this </text:p>
            <text:p>Document”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8" office:value-type="float" office:value="43">
            <text:p>43</text:p>
          </table:table-cell>
          <table:table-cell table:style-name="ce8" office:value-type="string">
            <text:p><text:a xlink:href="http://10.0.1.19/beta/loadcabinet.htm">http://10.0.1.19/beta/loadcabinet.htm</text:a>#</text:p>
          </table:table-cell>
          <table:table-cell table:style-name="ce8" office:value-type="string">
            <text:p>Filing Cabinet</text:p>
          </table:table-cell>
          <table:table-cell table:style-name="ce8" office:value-type="string">
            <text:p><text:span text:style-name="T11">Click on “Filing Cabinet tab” which is the second one from top left .</text:span></text:p>
            <text:p><text:span text:style-name="T11">IN this section you can find “More Actions” drop down menu.</text:span></text:p>
            <text:p><text:span text:style-name="T11">Below This menu , see the bar that contains checkbox at left side.</text:span></text:p>
            <text:p><text:span text:style-name="T11">The alignment of this check box is not looking good</text:span></text:p>
            <text:p><text:span text:style-name="T11">And Next to </text:span><text:span text:style-name="T12">check box</text:span><text:span text:style-name="T11"> you can see a mark like “|” </text:span></text:p>
          </table:table-cell>
          <table:table-cell table:style-name="ce8" office:value-type="string">
            <text:p>gets center alignment of checkbox and </text:p>
            <text:p>Make sure that mark next to check box “|” should be complete</text:p>
          </table:table-cell>
          <table:table-cell table:style-name="ce8"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string">
            <text:p><text:a xlink:href="http://10.0.1.19/beta/loadcabinet.htm">http://10.0.1.19/beta/loadcabinet.htm</text:a>#</text:p>
          </table:table-cell>
          <table:table-cell table:style-name="ce2" office:value-type="string">
            <text:p>Filing Cabinet</text:p>
          </table:table-cell>
          <table:table-cell table:style-name="ce2" office:value-type="string">
            <text:p>Click on “Filing Cabinet tab” which is the second one from top left </text:p>
            <text:p>Now we can see all the documents. </text:p>
            <text:p>Now Click on “More Actions Drop down menu” and select “Move to account” </text:p>
            <text:p>Now it will display a small window “Move to account”</text:p>
            <text:p>Now select any one account from the below drop down menu and Click on Done button</text:p>
            <text:p>IT does not moves to the selected account</text:p>
          </table:table-cell>
          <table:table-cell table:style-name="ce2" office:value-type="string">
            <text:p>When Click on Done button <text:s/>“Move to account”, </text:p>
            <text:p>IT should open the specified account in the drop down menu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13" office:value-type="string">
            <text:p><text:span text:style-name="T1"><text:a xlink:href="http://10.0.1.19/beta/loadcabinet.htm">http://10.0.1.19/beta/loadcabinet.htm</text:a></text:span><text:span text:style-name="T1">#</text:span></text:p>
          </table:table-cell>
          <table:table-cell table:style-name="ce2" office:value-type="string">
            <text:p>Filing Cabinet</text:p>
          </table:table-cell>
          <table:table-cell table:style-name="ce13" office:value-type="string">
            <text:p><text:span text:style-name="T1">Click on “Filing Cabinet tab” which is the second one from top left </text:span></text:p>
            <text:p><text:span text:style-name="T1">Now we can see all the documents. </text:span></text:p>
            <text:p><text:span text:style-name="T1">Now Click on “More Actions Drop down menu” and select “Move to enFolder” </text:span></text:p>
            <text:p><text:span text:style-name="T1">Now it will display a small window “Move to enFolder”</text:span></text:p>
            <text:p><text:span text:style-name="T1">Now select any one enFolder from the below drop down menu and Click on Done button</text:span></text:p>
            <text:p><text:span text:style-name="T1">IT does not moves to the selected enFolder</text:span></text:p>
          </table:table-cell>
          <table:table-cell table:style-name="ce13" office:value-type="string">
            <text:p><text:span text:style-name="T1">When Click on Done button <text:s/>in “Move to enFolder” window, </text:span></text:p>
            <text:p><text:span text:style-name="T1">IT should open the specified enFolder in the drop down menu</text:span>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table:style-name="ce6" office:value-type="float" office:value="46">
            <text:p>46</text:p>
          </table:table-cell>
          <table:table-cell table:style-name="ce19" office:value-type="string">
            <text:p><text:span text:style-name="T1"><text:a xlink:href="http://10.0.1.19/beta/loadcabinet.htm">http://10.0.1.19/beta/loadcabinet.htm</text:a></text:span><text:span text:style-name="T1">#</text:span></text:p>
          </table:table-cell>
          <table:table-cell table:style-name="ce6" office:value-type="string">
            <text:p>Filing Cabinet</text:p>
          </table:table-cell>
          <table:table-cell table:style-name="ce19" office:value-type="string">
            <text:p><text:span text:style-name="T1">Click on “Filing Cabinet tab” which is the second one from top left </text:span></text:p>
            <text:p><text:span text:style-name="T1">Now we can see all the documents. </text:span></text:p>
            <text:p><text:span text:style-name="T1">Now Click on “More Actions Drop down menu” and select “Move to enFolder” </text:span></text:p>
            <text:p><text:span text:style-name="T1">Now it will display a small window “Move to enFolder”</text:span></text:p>
            <text:p><text:span text:style-name="T1">Now select any one enFolder from the below drop down menu.</text:span></text:p>
            <text:p><text:span text:style-name="T1">Click on below link “</text:span><text:span text:style-name="T18">add another</text:span><text:span text:style-name="T1">” <text:s/>now we can select another enFolder too</text:span></text:p>
            <text:p><text:span text:style-name="T1">Now if we want to remove then click on <text:s/>'X' button </text:span></text:p>
            <text:p><text:span text:style-name="T1">IT does not removes the enFolder</text:span></text:p>
          </table:table-cell>
          <table:table-cell table:style-name="ce19" office:value-type="string">
            <text:p>gets action for close button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6" office:value-type="float" office:value="47">
            <text:p>47</text:p>
          </table:table-cell>
          <table:table-cell table:style-name="ce19" office:value-type="string">
            <text:p><text:span text:style-name="T1"><text:a xlink:href="http://10.0.1.19/beta/loadcabinet.htm">http://10.0.1.19/beta/loadcabinet.htm</text:a></text:span><text:span text:style-name="T1">#</text:span></text:p>
          </table:table-cell>
          <table:table-cell table:style-name="ce6" office:value-type="string">
            <text:p>Filing Cabinet</text:p>
          </table:table-cell>
          <table:table-cell table:style-name="ce19" office:value-type="string">
            <text:p><text:span text:style-name="T1">Click on “Filing Cabinet tab” which is the second one from top left </text:span></text:p>
            <text:p><text:span text:style-name="T1">Now we can see all the documents. </text:span></text:p>
            <text:p><text:span text:style-name="T1">Now Click on “More Actions Drop down menu” and select “Move to Inheritor” </text:span></text:p>
            <text:p><text:span text:style-name="T1">Now it will display a small window “Move to Inheritor”</text:span></text:p>
            <text:p><text:span text:style-name="T1">Now select any one inheritor from the below drop down menu</text:span></text:p>
            <text:p><text:span text:style-name="T1">Now Click on 'X' button to remove the previously selected inheritor...</text:span></text:p>
            <text:p><text:span text:style-name="T1">IT does not allow to <text:s/>remove.</text:span></text:p>
          </table:table-cell>
          <table:table-cell table:style-name="ce19" office:value-type="string">
            <text:p>gets action for close button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6" office:value-type="float" office:value="48">
            <text:p>48</text:p>
          </table:table-cell>
          <table:table-cell table:style-name="ce19" office:value-type="string">
            <text:p><text:span text:style-name="T1"><text:a xlink:href="http://10.0.1.19/beta/loadcabinet.htm">http://10.0.1.19/beta/loadcabinet.htm</text:a></text:span><text:span text:style-name="T1">#</text:span></text:p>
          </table:table-cell>
          <table:table-cell table:style-name="ce6" office:value-type="string">
            <text:p>Filing Cabinet</text:p>
          </table:table-cell>
          <table:table-cell table:style-name="ce6" office:value-type="string">
            <text:p><text:span text:style-name="T11">Click on “Filing Cabinet tab” which is the second one from top left </text:span></text:p>
            <text:p><text:span text:style-name="T11">Now we can see all the documents. </text:span></text:p>
            <text:p><text:span text:style-name="T11">Now Click on “More Actions Drop down menu” and select “Move to Inheritor” </text:span></text:p>
            <text:p><text:span text:style-name="T11">Now it will display a small window “Move to Inheritor”</text:span></text:p>
            <text:p><text:span text:style-name="T11">Now select any one Inheritor from the below drop down menu.</text:span></text:p>
            <text:p><text:span text:style-name="T11">Click on below link “</text:span><text:span text:style-name="T19">add another</text:span><text:span text:style-name="T11">” <text:s/>now we can select another Inheritor too</text:span></text:p>
            <text:p><text:span text:style-name="T11">But it we want to remove the selected inheritors , it does not allows to remove .</text:span></text:p>
          </table:table-cell>
          <table:table-cell table:style-name="ce19" office:value-type="string">
            <text:p>gets action for close button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12">
          <table:table-cell table:style-name="ce6" office:value-type="float" office:value="49">
            <text:p>49</text:p>
          </table:table-cell>
          <table:table-cell table:style-name="ce6" office:value-type="string">
            <text:p><text:a xlink:href="http://10.0.1.19/beta/homePage.htm">http://10.0.1.19/beta/homePage.htm</text:a></text:p>
          </table:table-cell>
          <table:table-cell table:style-name="ce6" office:value-type="string">
            <text:p>Home -&gt; Tasks</text:p>
          </table:table-cell>
          <table:table-cell table:style-name="ce6" office:value-type="string">
            <text:p>Click on Home tab which is first tab at top left</text:p>
            <text:p>IN side this Home page , you can find the <text:span text:style-name="T4">Tasks section</text:span> which is at right side (next to Add Document (s))</text:p>
            <text:p>In Tasks section can see a text field with default value “new task” </text:p>
            <text:p>Now type some task name in that text field <text:s/>and press Enter</text:p>
            <text:p>Now select the <text:s/>“Due Date” .</text:p>
            <text:p>Now click in the “Notes” Text area ,IT allows to write any html code or java script code</text:p>
            <text:p/>
            <text:p><text:span text:style-name="T4">Example 1: <text:s text:c="69"/>Example 2:</text:span></text:p>
            <text:p><text:span text:style-name="T4">Notes: <text:s text:c="77"/>Notes:</text:span></text:p>
            <text:p>//write any html code in Notes <text:s text:c="43"/>//write any java script code in Notes <text:s/></text:p>
            <text:p>&lt;html&gt;&lt;body&gt; <text:s text:c="66"/>&lt;script&gt; alert(“this is alert box”) </text:p>
            <text:p>&lt;a href=”http://google.com”&gt; Click here &lt;/a&gt; <text:s text:c="23"/>alert ( document.cookie );</text:p>
            <text:p>&lt;marquee&gt;This is ........ &lt;/marquee&gt; <text:s text:c="34"/>&lt;/script&gt;</text:p>
            <text:p>&lt;I&gt; This is impact style &lt;/I&gt;</text:p>
            <text:p>&lt;form&gt;</text:p>
            <text:p>User Name &lt;input type=”text” name=”user name”&gt;</text:p>
            <text:p>&lt;/form&gt;</text:p>
            <text:p>&lt;/body&gt;&lt;/html&gt;</text:p>
          </table:table-cell>
          <table:table-cell table:style-name="ce6" office:value-type="string">
            <text:p><text:span text:style-name="T4">In </text:span><text:span text:style-name="T24">Tasks section </text:span><text:span text:style-name="T4">Notes</text:span> Text Area should not allow any html code</text:p>
            <text:p><text:s text:c="7"/>or javascript code or any scripting code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<text:a xlink:href="http://10.0.1.19/enfolders/beta/enfolders.htm">http://10.0.1.19/enfolders/beta/enfolders.htm</text:a>#</text:p>
          </table:table-cell>
          <table:table-cell office:value-type="string">
            <text:p>EnFolders -&gt; Set up <text:s/>a new </text:p>
          </table:table-cell>
          <table:table-cell office:value-type="string">
            <text:p>Click on enFolders tab which is the 4<text:span text:style-name="T14">th</text:span> at top left</text:p>
            <text:p>Now In enFolders Section click on Setup a new <text:s/>It will display the “Add <text:s/>a New enFolder” window</text:p>
            <text:p>Now Click on “ Create your own custom enFolder “ link at bottom side.</text:p>
            <text:p>Now it will display a “New enFolder” window </text:p>
            <text:p>In this <text:s/>Please enter any html code or javascript code in <text:span text:style-name="T4">first text field</text:span> or in <text:span text:style-name="T4">“Description” Text Area field</text:span></text:p>
            <text:p><text:span text:style-name="T4">Now click on Add enFolder button then it displays the html styles or javascript events .</text:span></text:p>
          </table:table-cell>
          <table:table-cell office:value-type="string">
            <text:p>in Add enFolder window the Text fields should not</text:p>
            <text:p><text:s text:c="4"/>allow to write the html or any scripting cod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float" office:value="51">
            <text:p>51</text:p>
          </table:table-cell>
          <table:table-cell table:style-name="ce2" office:value-type="string">
            <text:p><text:a xlink:href="http://10.0.1.19/vendors/beta/vendors.htm">http://10.0.1.19/vendors/beta/vendors.htm</text:a></text:p>
          </table:table-cell>
          <table:table-cell table:style-name="ce2" office:value-type="string">
            <text:p>Accounts -&gt; Set up a new acount</text:p>
          </table:table-cell>
          <table:table-cell table:style-name="ce2" office:value-type="string">
            <text:p>Click on Accounts tab which is the 3<text:span text:style-name="T14">rd</text:span> one at top left</text:p>
            <text:p>In this section ,left side you can find “Set up a new <text:s/>account” button.</text:p>
            <text:p>It will display a “Add new Account” window.</text:p>
            <text:p>Now click on “create new Account” link at bottom right</text:p>
            <text:p>IT does not allows to add a new account and it disables the current page.</text:p>
          </table:table-cell>
          <table:table-cell table:style-name="ce2" office:value-type="string">
            <text:p>“Create new Account” <text:s/>link should allows you to add an account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<text:a xlink:href="http://10.0.1.19/recipient/beta/main.htm">http://10.0.1.19/recipient/beta/main.htm</text:a></text:p>
          </table:table-cell>
          <table:table-cell office:value-type="string">
            <text:p>Inheritors --&gt;set up a new -&gt;Add Inheritor -&gt; City/Town</text:p>
          </table:table-cell>
          <table:table-cell office:value-type="string">
            <text:p>Click on Inheritors tab and Inside Inheritors section <text:s/>Click on “Set up a new button”</text:p>
            <text:p><text:s/>IT shows the Add Inheritor window </text:p>
            <text:p>IN this window , see can find City/State Text Field </text:p>
            <text:p>IT allows you to enter only digits also.</text:p>
          </table:table-cell>
          <table:table-cell office:value-type="string">
            <text:p>City/State <text:s/>should not accept only digit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office:value-type="float" office:value="53">
            <text:p>53</text:p>
          </table:table-cell>
          <table:table-cell office:value-type="string">
            <text:p><text:a xlink:href="http://10.0.1.19/vendors/beta/vendors.htm">http://10.0.1.19/vendors/beta/vendors.htm</text:a></text:p>
          </table:table-cell>
          <table:table-cell office:value-type="string">
            <text:p>Accounts -&gt; Set up a new acount -&gt;</text:p>
            <text:p>Add new Account -&gt;Set up new Account</text:p>
          </table:table-cell>
          <table:table-cell office:value-type="string">
            <text:p>Click on Accounts tab which is the 3rd one at top left </text:p>
            <text:p>In this section ,left side you can find “Set up a new <text:s/>account” button. </text:p>
            <text:p>It will display a “Add new Account” window.</text:p>
            <text:p>Now choose any account type from left side list</text:p>
            <text:p>Now click on any acoount at the rght side list</text:p>
            <text:p>It will display “Set up new Account” overlay</text:p>
            <text:p>IN this see the Account Information Section </text:p>
            <text:p>IT contains Account Number Text Field</text:p>
            <text:p>This Text Field allows you to enter the strings</text:p>
          </table:table-cell>
          <table:table-cell office:value-type="string">
            <text:p>Account Number Text Field should accept only number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office:value-type="float" office:value="54">
            <text:p>54</text:p>
          </table:table-cell>
          <table:table-cell office:value-type="string">
            <text:p><text:a xlink:href="http://10.0.1.19/vendors/beta/vendors.htm">http://10.0.1.19/vendors/beta/vendors.htm</text:a></text:p>
          </table:table-cell>
          <table:table-cell office:value-type="string">
            <text:p>Accounts -&gt; Set up a new acount -&gt;</text:p>
            <text:p>Add new Account -&gt;Set up new Account</text:p>
          </table:table-cell>
          <table:table-cell office:value-type="string">
            <text:p>Click on Accounts tab which is the 3rd one at top left </text:p>
            <text:p>In this section ,left side you can find “Set up a new <text:s/>account” button. </text:p>
            <text:p>It will display a “Add new Account” window.</text:p>
            <text:p>Now choose any account type from left side list</text:p>
            <text:p>Now click on any acoount at the rght side list</text:p>
            <text:p>It will display “Set up new Account” overlay</text:p>
            <text:p>IN this see the Account Information Section </text:p>
            <text:p>IT contains Username Text Field</text:p>
            <text:p>This Text Field allows you to enter numbers also</text:p>
          </table:table-cell>
          <table:table-cell office:value-type="string">
            <text:p>Account Number Text Field should accept only strings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13" office:value-type="string">
            <text:p><text:span text:style-name="T1"><text:a xlink:href="http://10.0.1.19/vendors/beta/vendors.htm">http://10.0.1.19/vendors/beta/vendors.htm</text:a></text:span></text:p>
          </table:table-cell>
          <table:table-cell table:style-name="ce13" office:value-type="string">
            <text:p><text:span text:style-name="T1">Accounts -&gt; Set up a new acount -&gt;</text:span></text:p>
            <text:p><text:span text:style-name="T1">Add new Account -&gt;Set up new Account</text:span></text:p>
          </table:table-cell>
          <table:table-cell table:style-name="ce13" office:value-type="string">
            <text:p><text:span text:style-name="T1">Click on Accounts tab which is the 3rd one at top left </text:span></text:p>
            <text:p><text:span text:style-name="T1">In this section ,left side you can find “Set up a new <text:s/>account” button. </text:span></text:p>
            <text:p><text:span text:style-name="T1">It will display a “Add new Account” window.</text:span></text:p>
            <text:p><text:span text:style-name="T1">Now choose any account type from left side list</text:span></text:p>
            <text:p><text:span text:style-name="T1">Now click on any acoount at the rght side list</text:span></text:p>
            <text:p><text:span text:style-name="T1">It will display “Set up new Account” overlay</text:span></text:p>
            <text:p><text:span text:style-name="T1">IN this see the Account Information Section </text:span></text:p>
            <text:p><text:span text:style-name="T1">Click the button named “Add Custom Field”</text:span></text:p>
            <text:p><text:span text:style-name="T1">It will display two text fields (“</text:span><text:span text:style-name="T17">Custom Field name”</text:span><text:span text:style-name="T1"> and “</text:span><text:span text:style-name="T17">Custom Field”) and close “X” symbol</text:span></text:p>
            <text:p><text:span text:style-name="T20">Now type any text and click on “X” symbol , then it will display a pop up box <text:s/>like (Configuration Error......)</text:span></text:p>
          </table:table-cell>
          <table:table-cell table:style-name="ce13" office:value-type="string">
            <text:p>when removing the text fields it should not display the error </text:p>
          </table:table-cell>
          <table:table-cell table:style-name="ce2"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13" office:value-type="string">
            <text:p><text:span text:style-name="T1"><text:a xlink:href="http://10.0.1.19/vendors/beta/vendors.htm">http://10.0.1.19/vendors/beta/vendors.htm</text:a></text:span></text:p>
          </table:table-cell>
          <table:table-cell table:style-name="ce13" office:value-type="string">
            <text:p><text:span text:style-name="T1">Accounts -&gt; Set up a new acount -&gt;</text:span></text:p>
            <text:p><text:span text:style-name="T1">Add new Account -&gt;Set up new Account</text:span></text:p>
          </table:table-cell>
          <table:table-cell table:style-name="ce13" office:value-type="string">
            <text:p><text:span text:style-name="T1">Click on Accounts tab which is the 3rd one at top left </text:span></text:p>
            <text:p><text:span text:style-name="T1">In this section ,left side you can find “Set up a new <text:s/>account” button. </text:span></text:p>
            <text:p><text:span text:style-name="T1">It will display a “Add new Account” window.</text:span></text:p>
            <text:p><text:span text:style-name="T1">Now choose any account type from left side list</text:span></text:p>
            <text:p><text:span text:style-name="T1">Now click on any acoount at the rght side list</text:span></text:p>
            <text:p><text:span text:style-name="T1">It will display “Set up new Account” overlay</text:span></text:p>
            <text:p><text:span text:style-name="T1">IN this see the “Contact Information Section”</text:span></text:p>
            <text:p><text:span text:style-name="T1">Click the button named “Add Custom Field”</text:span></text:p>
            <text:p><text:span text:style-name="T1">It will display two text fields (“</text:span><text:span text:style-name="T17">Custom Field name”</text:span><text:span text:style-name="T1"> and “</text:span><text:span text:style-name="T17">Custom Field”) and close “X” symbol</text:span></text:p>
            <text:p><text:span text:style-name="T20">Now type any text and click on “X” symbol , then it will display a pop up box <text:s/>like (Configuration Error......)</text:span></text:p>
          </table:table-cell>
          <table:table-cell table:style-name="ce13" office:value-type="string">
            <text:p>when removing the text fields it should not display the error 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table:style-name="ce4" office:value-type="float" office:value="57">
            <text:p>57</text:p>
          </table:table-cell>
          <table:table-cell table:style-name="ce4" office:value-type="string">
            <text:p><text:a xlink:href="http://10.0.1.19/beta/homePage.htm">http://10.0.1.19/beta/homePage.htm</text:a></text:p>
          </table:table-cell>
          <table:table-cell table:style-name="ce27" office:value-type="string">
            <text:p>Document <text:span text:style-name="T8">-&gt; Add document (s) -&gt; </text:span><text:span text:style-name="T9">Choose File</text:span></text:p>
          </table:table-cell>
          <table:table-cell table:style-name="ce4" office:value-type="string">
            <text:p>Click on Document link which is at top center. </text:p>
            <text:p>IT opens <text:s/>a “Add Document (s) “ dialog box <text:s/></text:p>
            <text:p>Click on a button “Choose File” <text:s/></text:p>
            <text:p>Select a file from local machine.</text:p>
            <text:p>If you want to remove the selected file then click on the same choose file button</text:p>
            <text:p><text:span text:style-name="T21">IT will display a window </text:span></text:p>
            <text:p>Now click cancel button then it shows <text:s/>a pop box with a message like “Sorry, this file type is not supported.” </text:p>
            <text:p>Now click ok </text:p>
            <text:p>Now You can see that previous document has been cancelled.</text:p>
          </table:table-cell>
          <table:table-cell table:style-name="ce4" office:value-type="string">
            <text:p>when unselect a file , It should display a pop up box with a </text:p>
            <text:p><text:s/>message like <text:s/>“Do you want to cancel the document”</text:p>
          </table:table-cell>
          <table:table-cell table:style-name="ce4"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10.0.1.19/beta/homePage.htm">http://10.0.1.19/beta/homePage.htm</text:a></text:p>
          </table:table-cell>
          <table:table-cell office:value-type="string">
            <text:p>FEEDBACK</text:p>
          </table:table-cell>
          <table:table-cell office:value-type="string">
            <text:p>Click on FEEDBACK which is at bottom left</text:p>
            <text:p>Now don't type any text inside it</text:p>
            <text:p>Click Submit Button </text:p>
            <text:p>IT displays an <text:span text:style-name="T4">“Error While saving feedback” .</text:span></text:p>
          </table:table-cell>
          <table:table-cell office:value-type="string">
            <text:p>with out entering any text When Click on submit button </text:p>
            <text:p><text:s/>then it should display a pop up box like</text:p>
            <text:p><text:s/>“Please enter your feed back in the Feedback form “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office:value-type="float" office:value="59">
            <text:p>59</text:p>
          </table:table-cell>
          <table:table-cell office:value-type="string">
            <text:p><text:a xlink:href="http://10.0.1.19/vendors/beta/vendors.htm">http://10.0.1.19/vendors/beta/vendors.htm</text:a></text:p>
          </table:table-cell>
          <table:table-cell office:value-type="string">
            <text:p>Accounts -&gt; Set up a new acount -&gt;</text:p>
            <text:p>Add new Account -&gt;Set up new Account</text:p>
          </table:table-cell>
          <table:table-cell office:value-type="string">
            <text:p>Click on Accounts tab which is the 3rd one at top left </text:p>
            <text:p>In this section ,left side you can find “Set up a new <text:s/>account” button. </text:p>
            <text:p>It will display a “Add new Account” window.</text:p>
            <text:p>Now choose any account type from left side list</text:p>
            <text:p>Now click on any acoount at the rght side list</text:p>
            <text:p>It will display “Set up new Account” overlay</text:p>
            <text:p>IN this see the Account Information Section </text:p>
            <text:p>IT contains Account Number Text Field</text:p>
            <text:p>This Text Field allows you to enter the html code or scripting code</text:p>
          </table:table-cell>
          <table:table-cell office:value-type="string">
            <text:p>Account Number Text Field should not accept html or scripting cod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office:value-type="float" office:value="60">
            <text:p>60</text:p>
          </table:table-cell>
          <table:table-cell office:value-type="string">
            <text:p><text:a xlink:href="http://10.0.1.19/vendors/beta/vendors.htm">http://10.0.1.19/vendors/beta/vendors.htm</text:a></text:p>
          </table:table-cell>
          <table:table-cell office:value-type="string">
            <text:p>Accounts -&gt; Set up a new acount -&gt;</text:p>
            <text:p>Add new Account -&gt;Set up new Account</text:p>
          </table:table-cell>
          <table:table-cell office:value-type="string">
            <text:p>Click on Accounts tab which is the 3rd one at top left </text:p>
            <text:p>In this section ,left side you can find “Set up a new <text:s/>account” button. </text:p>
            <text:p>It will display a “Add new Account” window.</text:p>
            <text:p>Now choose any account type from left side list</text:p>
            <text:p>Now click on any acoount at the rght side list</text:p>
            <text:p>It will display “Set up new Account” overlay</text:p>
            <text:p>IN this see the Account Information Section </text:p>
            <text:p>IT contains Username Text Field</text:p>
            <text:p>This Text Field allows you to enter the html code or scripting code</text:p>
          </table:table-cell>
          <table:table-cell office:value-type="string">
            <text:p>Username Text Field should not accept html or scripting code</text:p>
            <text:p/>
            <text:p>(Strip html tag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9" office:value-type="string">
            <text:p><text:a xlink:href="http://10.0.1.19/myEnfold.htm">http://10.0.1.19/myEnfold.htm</text:a></text:p>
          </table:table-cell>
          <table:table-cell table:style-name="ce9" office:value-type="string">
            <text:p>MyEnfold-&gt;Account Settings -&gt; <text:s/>Change my password</text:p>
          </table:table-cell>
          <table:table-cell table:style-name="ce9" office:value-type="string">
            <text:p>Click on My Enfold tab</text:p>
            <text:p>You will see the Account Settings Section</text:p>
            <text:p>Inside this Section You can see Change my password section</text:p>
            <text:p>Now to change your account password , Enter the old password and then enter the New Password , Password - Confirmation fields</text:p>
            <text:p>Now just click on some where else in the same page</text:p>
            <text:p>IT displays “An error occurred while updating your password.”</text:p>
          </table:table-cell>
          <table:table-cell table:style-name="ce9" office:value-type="string">
            <text:p>Should update the password changes</text:p>
          </table:table-cell>
          <table:table-cell table:style-name="ce9"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<text:a xlink:href="http://10.0.1.19/beta/loadcabinet.htm?enf=&amp;ven=&amp;inh=&amp;sort=&amp;sortOrder=&amp;pnum=&amp;queryHidden=&amp;query=suman&amp;commit=Search">http://10.0.1.19/beta/loadcabinet.htm?enf=&amp;ven=&amp;inh=&amp;sort=&amp;sortOrder=&amp;pnum=&amp;queryHidden=&amp;query=suman&amp;commit=Search</text:a></text:p>
          </table:table-cell>
          <table:table-cell office:value-type="string">
            <text:p>Filing Cabinet</text:p>
          </table:table-cell>
          <table:table-cell office:value-type="string">
            <text:p>Click on Filing Cabinet tab which is the second one from top left </text:p>
            <text:p>IN Filing Cabinet section you can find the Search button</text:p>
            <text:p>Now imagine that you typed a document name which is having more than 60 characters</text:p>
            <text:p>Now see the message below search button as you have 'n' documents with 'document name'</text:p>
            <text:p>But The document name is having more than 60 characters then it will be display the document name -</text:p>
            <text:p>outside to Filing Cabinet layout.</text:p>
          </table:table-cell>
          <table:table-cell office:value-type="string">
            <text:p>The message that “you have 'n' documents with 'document name' should</text:p>
            <text:p><text:s/>Be display inside the Filing cainet layou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4">
          <table:table-cell office:value-type="float" office:value="63">
            <text:p>63</text:p>
          </table:table-cell>
          <table:table-cell/>
          <table:table-cell office:value-type="string">
            <text:p>jquery_002.js:32 has an error </text:p>
            <text:p/>
            <text:p>Uncaught SyntaxError: Unexpected token &lt;</text:p>
            <text:p>c.b.extend.globalEvaljquery_002.js:32</text:p>
            <text:p>c.extend.httpDatajquery_002.js:144</text:p>
            <text:p>c.extend.ajax.L.w.onreadystatechangejquery_002.js:140</text:p>
          </table:table-cell>
          <table:table-cell office:value-type="string">
            <text:p/>
            <text:p/>
            <text:p><text:span text:style-name="T22"><text:s text:c="11"/></text:span><text:span text:style-name="T22">-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64">
            <text:p>64</text:p>
          </table:table-cell>
          <table:table-cell office:value-type="string">
            <text:p><text:a xlink:href="http://10.0.1.19/beta/homePage.htm">http://10.0.1.19/beta/homePage.htm</text:a></text:p>
          </table:table-cell>
          <table:table-cell office:value-type="string">
            <text:p>FEEDBACK</text:p>
          </table:table-cell>
          <table:table-cell table:style-name="ce22" office:value-type="string">
            <text:p><text:span text:style-name="T1">Click on FEEDBACK which is at bottom left</text:span></text:p>
            <text:p><text:span text:style-name="T1">Now you will see the Label HIDE THIS Label</text:span></text:p>
            <text:p><text:span text:style-name="T1">Click on “HIDE THIS”</text:span></text:p>
            <text:p><text:span text:style-name="T1">Again Click on FEEDBACK </text:span></text:p>
            <text:p><text:span text:style-name="T1">Now it does not shows “HIDE THIS” Label</text:span></text:p>
            <text:p><text:span text:style-name="T1">Now Refresh the page</text:span></text:p>
            <text:p><text:span text:style-name="T1">Click on FEEDBACK</text:span></text:p>
            <text:p><text:span text:style-name="T1">Now you can see “HIDE THIS” label</text:span></text:p>
          </table:table-cell>
          <table:table-cell office:value-type="string">
            <text:p>“HIDE THIS” Label should be shown <text:s/>when click on FEEDB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65">
            <text:p>65</text:p>
          </table:table-cell>
          <table:table-cell office:value-type="string">
            <text:p><text:a xlink:href="http://10.0.1.19/myEnfold.htm">http://10.0.1.19/myEnfold.htm</text:a></text:p>
          </table:table-cell>
          <table:table-cell office:value-type="string">
            <text:p>MyEnfold - &gt;</text:p>
            <text:p>Contact Information &amp; alerts</text:p>
          </table:table-cell>
          <table:table-cell office:value-type="string">
            <text:p><text:span text:style-name="T11">Click on MyEnfold </text:span></text:p>
            <text:p><text:span text:style-name="T11">You will see the section “Contact Information &amp; alerts” at bottom right</text:span></text:p>
            <text:p><text:span text:style-name="T11">Click on “show details” .</text:span></text:p>
            <text:p><text:span text:style-name="T11">In Contact Information &amp; alerts – See the </text:span><text:span text:style-name="T12">Alert me</text:span><text:span text:style-name="T11"> sub section.</text:span></text:p>
            <text:p><text:span text:style-name="T11">Select first check box ( </text:span><text:span text:style-name="T12">When a new document comes in</text:span><text:span text:style-name="T11">)</text:span></text:p>
            <text:p><text:span text:style-name="T11">Now Click on </text:span><text:span text:style-name="T23">document</text:span><text:span text:style-name="T11"> link which is at top most center and choose a document and click on continue</text:span></text:p>
            <text:p><text:span text:style-name="T11">And select the inheritor , enFolder and click on ok button.</text:span></text:p>
            <text:p><text:span text:style-name="T11">IT does not shows any alert when new document is uploaded.</text:span></text:p>
          </table:table-cell>
          <table:table-cell office:value-type="string">
            <text:p>IT does not shows any alert box when a new document is upload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66">
            <text:p>66</text:p>
          </table:table-cell>
          <table:table-cell table:style-name="ce12" office:value-type="string">
            <text:p><text:a xlink:href="http://10.0.1.19/myEnfold.htm">http://10.0.1.19/myEnfold.htm</text:a></text:p>
          </table:table-cell>
          <table:table-cell office:value-type="string">
            <text:p>MyEnfold - &gt;Personal Information </text:p>
          </table:table-cell>
          <table:table-cell office:value-type="string">
            <text:p>Click on MyEnfold</text:p>
            <text:p>You will see the section “Personal Information” at bottom right</text:p>
            <text:p>Click on “show details” </text:p>
            <text:p>In This section there are two radio buttons Male and Female</text:p>
            <text:p>The alignment of radio buttons before the text male and Female is not looking good</text:p>
          </table:table-cell>
          <table:table-cell office:value-type="string">
            <text:p>gets aligned radio butt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5">
          <table:table-cell table:style-name="ce6" office:value-type="float" office:value="67">
            <text:p>67</text:p>
          </table:table-cell>
          <table:table-cell table:style-name="ce6" office:value-type="string">
            <text:p><text:a xlink:href="http://10.0.1.19/validateAccessCode.htm">http://10.0.1.19/validateAccessCode.htm</text:a></text:p>
          </table:table-cell>
          <table:table-cell table:style-name="ce6" office:value-type="string">
            <text:p>Login Form (Sign up)</text:p>
          </table:table-cell>
          <table:table-cell table:style-name="ce19" office:value-type="string">
            <text:p><text:span text:style-name="T1">Type URL 10.0.1.19/ at address bar</text:span></text:p>
            <text:p><text:span text:style-name="T1">Login into </text:span><text:span text:style-name="T1"><text:a xlink:href="mailto:jhaas@enfold.com">jhaas@enfold.com</text:a></text:span><text:span text:style-name="T1"> account (Password is <text:s/></text:span><text:span text:style-name="T17">enfold )</text:span></text:p>
            <text:p><text:span text:style-name="T1">Click on MyEnfold and See the Send Invite section</text:span></text:p>
            <text:p><text:span text:style-name="T1">Enter your emaill in the Emails Text area</text:span></text:p>
            <text:p><text:span text:style-name="T1">Write some Description in Message to each user <text:s/>and Click on Send Invite</text:span></text:p>
            <text:p><text:span text:style-name="T1">IT displays a pop up window “Invites have successfully been sent to the selected email ids”</text:span></text:p>
            <text:p><text:span text:style-name="T1">Click on “Log out”</text:span></text:p>
            <text:p><text:span text:style-name="T1">Now open a browser and login to your mail and see the access code to sign up into enfold site.</text:span></text:p>
            <text:p><text:span text:style-name="T1">Open another tab and Type</text:span><text:span text:style-name="T17"> 10.0.1.19/</text:span><text:span text:style-name="T1"> URL at address bar</text:span></text:p>
            <text:p><text:span text:style-name="T1">Now enter your access code into the text field which is at bottom right of the page.</text:span></text:p>
            <text:p><text:span text:style-name="T1">You can see a login form and fill up the form </text:span></text:p>
            <text:p><text:span text:style-name="T1">But give the password length more than 15 characters and click on the button named - </text:span><text:span text:style-name="T17"><text:s/>“I accept register my account”</text:span><text:span text:style-name="T1"> </text:span></text:p>
            <text:p><text:span text:style-name="T1">Then you will see a Null Pointer Exception (It is a java Exception type)</text:span></text:p>
          </table:table-cell>
          <table:table-cell table:style-name="ce6" office:value-type="string">
            <text:p>If the password length is more than 13 characters ,</text:p>
            <text:p><text:s text:c="2"/>It should allow to register a new account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float" office:value="68">
            <text:p>68</text:p>
          </table:table-cell>
          <table:table-cell table:style-name="ce10" office:value-type="string">
            <text:p><text:a xlink:href="http://10.0.1.19/">http://10.0.1.19/</text:a></text:p>
          </table:table-cell>
          <table:table-cell table:style-name="ce28" office:value-type="string">
            <text:p>Login </text:p>
          </table:table-cell>
          <table:table-cell office:value-type="string">
            <text:p>Go to this URL : <text:s/>10.0.1.19/</text:p>
            <text:p>Now you will see a “Log in”page </text:p>
            <text:p>See the “Request your invitation now” section </text:p>
            <text:p>Here see a text field to enter an email to get the invitation from enfold site.</text:p>
            <text:p>Enter email as <text:span text:style-name="T4">“</text:span><text:span text:style-name="T4"><text:a xlink:href="mailto:suman3548@hotmail">suman3548@hotmail</text:a></text:span><text:span text:style-name="T4">..........com” </text:span><text:span text:style-name="T24">or ” <text:s/></text:span><text:span text:style-name="T24"><text:a xlink:href="mailto:suman3548@hotmail.commmmmm">suman3548@hotmail.commmmmm</text:a></text:span><text:span text:style-name="T4">”</text:span></text:p>
            <text:p><text:span text:style-name="T4">Click on submit button</text:span></text:p>
            <text:p><text:span text:style-name="T24">IT will display a message below the text field as “</text:span><text:span text:style-name="T4">Thank you for your interest. You will recieve your invitation shortly</text:span><text:span text:style-name="T24">.”</text:span></text:p>
          </table:table-cell>
          <table:table-cell office:value-type="string">
            <text:p>IT should not accept the invalid emails to get invit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<text:a xlink:href="http://10.0.1.19/validateAccessCode.htm">http://10.0.1.19/validateAccessCode.htm</text:a></text:p>
          </table:table-cell>
          <table:table-cell office:value-type="string">
            <text:p>MyEnfold -&gt; Send Invite</text:p>
          </table:table-cell>
          <table:table-cell table:style-name="ce22" office:value-type="string">
            <text:p><text:span text:style-name="T1">Type URL 10.0.1.19/ at address bar</text:span></text:p>
            <text:p><text:span text:style-name="T1">Login into </text:span><text:span text:style-name="T1"><text:a xlink:href="mailto:jhaas@enfold.com">jhaas@enfold.com</text:a></text:span><text:span text:style-name="T1"> account (Password is <text:s/></text:span><text:span text:style-name="T17">enfold )</text:span></text:p>
            <text:p><text:span text:style-name="T1">Click on MyEnfold and See the Send Invite section.</text:span></text:p>
            <text:p><text:span text:style-name="T1">In this see Emails Text area and It can accept not only valid emails but also invalid emails and text</text:span></text:p>
            <text:p><text:span text:style-name="T1">Write some Description in Message to each user <text:s/>and Click on Send Invite</text:span></text:p>
            <text:p><text:span text:style-name="T1">IT displays a pop up window “Invites have successfully been sent to the selected email ids”</text:span></text:p>
          </table:table-cell>
          <table:table-cell office:value-type="string">
            <text:p>The Emails Text Area field should accept valid emails only not any tex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office:value-type="float" office:value="70">
            <text:p>70</text:p>
          </table:table-cell>
          <table:table-cell office:value-type="string">
            <text:p><text:a xlink:href="http://10.0.1.19/validateAccessCode.htm">http://10.0.1.19/validateAccessCode.htm</text:a></text:p>
          </table:table-cell>
          <table:table-cell office:value-type="string">
            <text:p>Login Form (Sign up)</text:p>
          </table:table-cell>
          <table:table-cell table:style-name="ce22" office:value-type="string">
            <text:p><text:span text:style-name="T1">Type URL 10.0.1.19/ at address bar</text:span></text:p>
            <text:p><text:span text:style-name="T1">Login into </text:span><text:span text:style-name="T1"><text:a xlink:href="mailto:jhaas@enfold.com">jhaas@enfold.com</text:a></text:span><text:span text:style-name="T1"> account (Password is <text:s/></text:span><text:span text:style-name="T17">enfold )</text:span></text:p>
            <text:p><text:span text:style-name="T1">Click on MyEnfold and See the Send Invite section</text:span></text:p>
            <text:p><text:span text:style-name="T1">Enter your emaill in the Emails Text area</text:span></text:p>
            <text:p><text:span text:style-name="T1">Write some Description in Message to each user <text:s/>and Click on Send Invite</text:span></text:p>
            <text:p><text:span text:style-name="T1">IT displays a pop up window “Invites have successfully been sent to the selected email ids”</text:span></text:p>
            <text:p><text:span text:style-name="T1">Click on “Log out”</text:span></text:p>
            <text:p><text:span text:style-name="T1">Now open a browser and login to your mail and see the access code to sign up into enfold site.</text:span></text:p>
            <text:p><text:span text:style-name="T1">Open another tab and Type</text:span><text:span text:style-name="T17"> 10.0.1.19/</text:span><text:span text:style-name="T1"> URL at address bar</text:span></text:p>
            <text:p><text:span text:style-name="T1">Now enter your access code into the text field which is at bottom right of the page.</text:span></text:p>
            <text:p><text:span text:style-name="T1">You can see a login form and fill up the form.</text:span></text:p>
            <text:p><text:span text:style-name="T1">But Enter Email address as </text:span><text:span text:style-name="T17">” </text:span><text:span text:style-name="T17"><text:a xlink:href="mailto:suman3548@hotmail">suman3548@hotmail</text:a></text:span><text:span text:style-name="T17">.........com”</text:span><text:span text:style-name="T1"> or “</text:span><text:span text:style-name="T17">suman3548@.......com</text:span><text:span text:style-name="T1">”</text:span></text:p>
          </table:table-cell>
          <table:table-cell office:value-type="string">
            <text:p>It should accept valid email addresses on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7">
          <table:table-cell table:style-name="ce6" office:value-type="float" office:value="71">
            <text:p>71</text:p>
          </table:table-cell>
          <table:table-cell table:style-name="ce6" office:value-type="string">
            <text:p><text:a xlink:href="http://10.0.1.19/passwordResetRequest.htm">http://10.0.1.19/passwordResetRequest.htm</text:a></text:p>
          </table:table-cell>
          <table:table-cell table:style-name="ce6" office:value-type="string">
            <text:p>Log In - &gt; Recover It here -&gt; Submit</text:p>
            <text:p/>
            <text:p>Open mail box --&gt; click on Password Reset mail (inbox)</text:p>
            <text:p>--&gt;Click on Reset Password link</text:p>
          </table:table-cell>
          <table:table-cell table:style-name="ce6" office:value-type="string">
            <text:p>Go to URL by typing “10.0.1.19/” at the address bar</text:p>
            <text:p>Click on Log In Link at top right </text:p>
            <text:p>IT will forward <text:s/>to the next page to enter the login details</text:p>
            <text:p>IF you forgot your password – Click on <text:span text:style-name="T4">Recover it here</text:span> link</text:p>
            <text:p>IT will ask for email</text:p>
            <text:p>Please enter your email and Click on Submit button</text:p>
            <text:p>IT will display message like “<text:span text:style-name="T4">We sent you an email with instructions on how to retrieve your password.</text:span><text:span text:style-name="T24">”</text:span></text:p>
            <text:p>Click on ok</text:p>
            <text:p>check your mail box and open that mail</text:p>
            <text:p>Now you can find a link “Reset Password”</text:p>
            <text:p>Click on this link – IT will display Error <text:span text:style-name="T4">“HTTP Status 404 - /generic/handle.htm”</text:span></text:p>
          </table:table-cell>
          <table:table-cell table:style-name="ce6" office:value-type="string">
            <text:p>Reset Password link should reset your old password .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office:value-type="float" office:value="72">
            <text:p>72</text:p>
          </table:table-cell>
          <table:table-cell office:value-type="string">
            <text:p><text:a xlink:href="http://10.0.1.19/passwordResetRequest.htm">http://10.0.1.19/passwordResetRequest.htm</text:a></text:p>
          </table:table-cell>
          <table:table-cell office:value-type="string">
            <text:p>Log In - &gt; Recover It here -&gt; Submit</text:p>
            <text:p/>
            <text:p>Open mail box --&gt; click on Password Reset mail (inbox)</text:p>
            <text:p>--&gt;Click on Reset Password link</text:p>
          </table:table-cell>
          <table:table-cell table:style-name="ce11" office:value-type="string">
            <text:p>Go to URL by typing “10.0.1.19/” at the address bar</text:p>
            <text:p>Click on Log In Link at top right </text:p>
            <text:p>IT will forward <text:s/>to the next page to enter the login details</text:p>
            <text:p>IF you forgot your password – Click on <text:span text:style-name="T25">Recover it here</text:span> link</text:p>
            <text:p>IT will ask for email</text:p>
            <text:p>Please enter an ivalid <text:s/>email like “<text:span text:style-name="T15"><text:a xlink:href="mailto:suman3548@hotmail">suman3548@hotmail</text:a></text:span><text:span text:style-name="T15">....com</text:span>” and Click on Submit button</text:p>
            <text:p>IT will display message like “<text:span text:style-name="T4">We sent you an email with instructions on how to retrieve your password.</text:span><text:span text:style-name="T24">”</text:span></text:p>
          </table:table-cell>
          <table:table-cell office:value-type="string">
            <text:p>Email Text Field should accept valid emails on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<text:a xlink:href="http://10.0.1.19/beta/homePage.htm">http://10.0.1.19/beta/homePage.htm</text:a></text:p>
          </table:table-cell>
          <table:table-cell office:value-type="string">
            <text:p>FEEDBACK</text:p>
          </table:table-cell>
          <table:table-cell table:style-name="ce22" office:value-type="string">
            <text:p>Click on FeedBACK which is at bottom left</text:p>
            <text:p>Now enter your feedback text inside that Feedback form </text:p>
            <text:p>Click on Submit Button.</text:p>
            <text:p>Then It closes the <text:s/>FeedBack form</text:p>
          </table:table-cell>
          <table:table-cell office:value-type="string">
            <text:p>When Click on Submit Button ,</text:p>
            <text:p><text:s/>IT should give some message like </text:p>
            <text:p>“Thanks for your feedback”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8">
          <table:table-cell table:style-name="ce11" office:value-type="float" office:value="74">
            <text:p>74</text:p>
          </table:table-cell>
          <table:table-cell table:style-name="ce23" office:value-type="string">
            <text:p><text:a xlink:href="http://10.0.1.19/beta/homePage.htm">http://10.0.1.19/beta/homePage.htm</text:a></text:p>
          </table:table-cell>
          <table:table-cell table:style-name="ce29" office:value-type="string">
            <text:p>Terms of Use| About Enfold | Privacy Policy</text:p>
          </table:table-cell>
          <table:table-cell table:style-name="ce23" office:value-type="string">
            <text:p><text:span text:style-name="T4">Click on Terms of Use or About Enfold or Privacy policy </text:span>links which are on below right of page.</text:p>
            <text:p>These Links do not have any link to forward to a specific page.</text:p>
          </table:table-cell>
          <table:table-cell table:style-name="ce11" office:value-type="string">
            <text:p>These Links should have some link </text:p>
            <text:p>To display some information </text:p>
          </table:table-cell>
          <table:table-cell table:style-name="ce11"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<text:a xlink:href="http://10.0.1.19/myEnfold.htm">http://10.0.1.19/myEnfold.htm</text:a></text:p>
          </table:table-cell>
          <table:table-cell office:value-type="string">
            <text:p>My Enfold</text:p>
          </table:table-cell>
          <table:table-cell table:style-name="ce22" office:value-type="string">
            <text:p><text:span text:style-name="T1">Click on MyEnfold</text:span></text:p>
            <text:p><text:span text:style-name="T1">You will see the sections Account Settings, Contact Information and Alerts, and Personal Information</text:span></text:p>
            <text:p><text:span text:style-name="T1">In every Section you can see that hide details and show details links at right side</text:span></text:p>
            <text:p><text:span text:style-name="T1">Beside Hide details an image like Up Arrow should be there.</text:span></text:p>
            <text:p><text:span text:style-name="T1">Beside Show details an image like Down Arrow should be there.</text:span></text:p>
          </table:table-cell>
          <table:table-cell office:value-type="string">
            <text:p><text:span text:style-name="T11"><text:s/></text:span><text:span text:style-name="T11">Beside those Hide Details and Show Details links</text:span></text:p>
            <text:p>Up arrow and Down arrow images should be alig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<text:a xlink:href="http://10.0.1.19/beta/homePage.htm">http://10.0.1.19/beta/homePage.htm</text:a></text:p>
          </table:table-cell>
          <table:table-cell office:value-type="string">
            <text:p>Inheritor link</text:p>
          </table:table-cell>
          <table:table-cell table:style-name="ce30" office:value-type="string">
            <text:p>Click on any tab (Home,or Accounts or enFolders or MyEnfold) except Inheritors tab.</text:p>
            <text:p>Click on Inhertor link which is at top right on the page</text:p>
            <text:p>You will see an overlay “Add Inheritor” </text:p>
            <text:p>Fill up all the required data </text:p>
            <text:p>Now click on a buton named “Set as a default Enfold Inheritor”</text:p>
            <text:p>IT does not have any action</text:p>
          </table:table-cell>
          <table:table-cell office:value-type="string">
            <text:p>The Button “Set as default Enfold Inheritor” </text:p>
            <text:p>Gets some ac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office:value-type="float" office:value="77">
            <text:p>77</text:p>
          </table:table-cell>
          <table:table-cell table:style-name="ce22" office:value-type="string">
            <text:p><text:span text:style-name="T1"><text:a xlink:href="http://10.0.1.19/enfolders/beta/enfolders.htm">http://10.0.1.19/enfolders/beta/enfolders.htm</text:a></text:span><text:span text:style-name="T1">#</text:span></text:p>
          </table:table-cell>
          <table:table-cell office:value-type="string">
            <text:p>Account Link</text:p>
          </table:table-cell>
          <table:table-cell table:style-name="ce30" office:value-type="string">
            <text:p>Click on enFolders <text:s/>tab which is 4<text:span text:style-name="T14">th</text:span> one at top left</text:p>
            <text:p>Click on Account link which is at top right on the page</text:p>
            <text:p>IT will display a window “Add New Account”</text:p>
            <text:p>Select any account type under “choose type “ list</text:p>
            <text:p>Select any account from Account Result List</text:p>
            <text:p>IT will display a overlay “Set Up new Account'</text:p>
            <text:p>You can find two drop downs are sticked together at bottom of the overlay.</text:p>
          </table:table-cell>
          <table:table-cell office:value-type="string">
            <text:p>Gets seperated Drop Down Menus </text:p>
            <text:p>At bottom of the Set Up Account Overl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78">
            <text:p>78</text:p>
          </table:table-cell>
          <table:table-cell table:style-name="ce22" office:value-type="string">
            <text:p><text:span text:style-name="T1"><text:a xlink:href="http://10.0.1.19/enfolders/beta/enfolders.htm">http://10.0.1.19/enfolders/beta/enfolders.htm</text:a></text:span><text:span text:style-name="T1">#</text:span></text:p>
          </table:table-cell>
          <table:table-cell office:value-type="string">
            <text:p>Account Link</text:p>
          </table:table-cell>
          <table:table-cell office:value-type="string">
            <text:p><text:span text:style-name="T26">Click on enFolders <text:s/>tab which is 4</text:span><text:span text:style-name="T27">th</text:span><text:span text:style-name="T26"> one at top left</text:span></text:p>
            <text:p><text:span text:style-name="T26">Click on Account link which is at top right on the page</text:span></text:p>
            <text:p><text:span text:style-name="T26">IT will display a window “Add New Account”</text:span></text:p>
            <text:p><text:span text:style-name="T26">Select any account type under “choose type “ list</text:span></text:p>
            <text:p><text:span text:style-name="T26">Select any account from Account Result List</text:span></text:p>
            <text:p><text:span text:style-name="T26">IT will display a overlay “Set Up new Account'</text:span></text:p>
            <text:p><text:span text:style-name="T26">You can find only one Add Another Link at bottom side </text:span></text:p>
            <text:p><text:span text:style-name="T26">IT does not shows Add Another Link for Assign Enfolder</text:span></text:p>
          </table:table-cell>
          <table:table-cell office:value-type="string">
            <text:p>Gets aligned Add Another Link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<text:a xlink:href="http://10.0.1.19/loginscreen.htm?type=logout">http://10.0.1.19/loginscreen.htm?type=logout</text:a></text:p>
          </table:table-cell>
          <table:table-cell office:value-type="string">
            <text:p>Forgot Password and <text:span text:style-name="T6">Recover It Here</text:span></text:p>
          </table:table-cell>
          <table:table-cell office:value-type="string">
            <text:p>Click on Logout Link</text:p>
            <text:p>Now You can see the message “You have successfully logged out of your Enfold Account”</text:p>
            <text:p>Here You can find Password TextField</text:p>
            <text:p>Next to Password TextField See the text <text:span text:style-name="T4">Forgot Password and Recover It Here Link</text:span></text:p>
            <text:p><text:span text:style-name="T4">Alignment should not be that.</text:span></text:p>
          </table:table-cell>
          <table:table-cell office:value-type="string">
            <text:p>As Per Stephan.com The Text Forgot Password and </text:p>
            <text:p>Recover It here Link should be aligned right to the</text:p>
            <text:p><text:s/>Password Text Fiel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<text:a xlink:href="http://10.0.1.19/beta/loadcabinet.htm">http://10.0.1.19/beta/loadcabinet.htm</text:a></text:p>
          </table:table-cell>
          <table:table-cell office:value-type="string">
            <text:p>Filing Cabinet</text:p>
          </table:table-cell>
          <table:table-cell table:style-name="ce11" office:value-type="string">
            <text:p>Click on Filing Cabinet tab which is the second one from top left</text:p>
            <text:p>IN Filing Cabinet section look at Search Text Field and Click on text field</text:p>
            <text:p>Now type a document name<text:span text:style-name="T28"> with out its </text:span><text:span text:style-name="T29">. Extension</text:span><text:span text:style-name="T4"> (Ex : image15)</text:span></text:p>
            <text:p><text:span text:style-name="T12">Click on Search Button , You can view a message “You have 1 documents with 'barcode'</text:span></text:p>
            <text:p>Now type a document name <text:span text:style-name="T28">with its extension</text:span> (<text:span text:style-name="T4">EX : image15.jpg</text:span> )</text:p>
            <text:p><text:span text:style-name="T15">Click on Search Button , You can view a message “You have 0 documents with 'barcode.jpg'</text:span></text:p>
          </table:table-cell>
          <table:table-cell office:value-type="string">
            <text:p>gets the document when <text:s/>search a document </text:p>
            <text:p>with its extension and with out extension als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81">
            <text:p>81</text:p>
          </table:table-cell>
          <table:table-cell table:style-name="ce22" office:value-type="string">
            <text:p><text:span text:style-name="T1"><text:a xlink:href="http://10.0.1.19/beta/loadcabinet.htm">http://10.0.1.19/beta/loadcabinet.htm</text:a></text:span></text:p>
          </table:table-cell>
          <table:table-cell office:value-type="string">
            <text:p>Filing Cabinet</text:p>
          </table:table-cell>
          <table:table-cell office:value-type="string">
            <text:p><text:span text:style-name="T11">Click on Filing Cabinet tab which is the second one from top left</text:span></text:p>
            <text:p><text:span text:style-name="T11">IN Filing Cabinet section look at Search Text Field and Click on text field</text:span></text:p>
            <text:p><text:span text:style-name="T11">Now type a part of document name</text:span><text:span text:style-name="T30"> with out its </text:span><text:span text:style-name="T31">. Extension</text:span><text:span text:style-name="T12"> </text:span></text:p>
            <text:p><text:span text:style-name="T12">(Ex : suman </text:span><text:span text:style-name="T32">where</text:span><text:span text:style-name="T12"> </text:span><text:span text:style-name="T32">full name of a document is <text:s/>sumankumar.jpg</text:span><text:span text:style-name="T12">)</text:span></text:p>
            <text:p><text:span text:style-name="T12">Click on Search Button , You can view a message “You have 0 documents with 'suman'</text:span></text:p>
          </table:table-cell>
          <table:table-cell office:value-type="string">
            <text:p>gets the document when search a document by </text:p>
            <text:p>Specifying a part of document na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<text:a xlink:href="http://10.0.1.19/myEnfold.htm">http://10.0.1.19/myEnfold.htm</text:a></text:p>
          </table:table-cell>
          <table:table-cell office:value-type="string">
            <text:p>My Enfold --&gt; Personal Information</text:p>
          </table:table-cell>
          <table:table-cell office:value-type="string">
            <text:p><text:span text:style-name="T26">Click on MyEnfold</text:span></text:p>
            <text:p><text:span text:style-name="T26">You will see the section “Personal Information” at bottom right</text:span></text:p>
            <text:p><text:span text:style-name="T26">Now Click on “show details”</text:span></text:p>
            <text:p><text:span text:style-name="T26">Look at “</text:span><text:span text:style-name="T33">First name”</text:span><text:span text:style-name="T26"> Text Fields <text:s/>That contains some name</text:span></text:p>
            <text:p><text:span text:style-name="T26">Now remove the name and Click on some where else on the page</text:span></text:p>
            <text:p><text:span text:style-name="T26">You will see <text:s/>a pop-up box </text:span><text:span text:style-name="T33">“There was an error saving your data.”</text:span></text:p>
          </table:table-cell>
          <table:table-cell office:value-type="string">
            <text:p>When remove the text in the <text:span text:style-name="T4">First Name Text Fields</text:span> </text:p>
            <text:p>IT should display a pop-up box like</text:p>
            <text:p><text:s/>“Please Enter your name”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office:value-type="float" office:value="83">
            <text:p>83</text:p>
          </table:table-cell>
          <table:table-cell office:value-type="string">
            <text:p><text:a xlink:href="http://10.0.1.19/myEnfold.htm">http://10.0.1.19/myEnfold.htm</text:a></text:p>
          </table:table-cell>
          <table:table-cell office:value-type="string">
            <text:p>My Enfold --&gt; Personal Information</text:p>
          </table:table-cell>
          <table:table-cell office:value-type="string">
            <text:p><text:span text:style-name="T26">Click on MyEnfold</text:span></text:p>
            <text:p><text:span text:style-name="T26">You will see the section “Personal Information” at bottom right</text:span></text:p>
            <text:p><text:span text:style-name="T26">Now Click on “show details”</text:span></text:p>
            <text:p><text:span text:style-name="T26">Look at “ZIP CODE</text:span><text:span text:style-name="T33">”</text:span><text:span text:style-name="T26"> Text Field <text:s/>That contains some 5 digit number</text:span></text:p>
            <text:p><text:span text:style-name="T26">Now remove the number and Click on some where else on the page</text:span></text:p>
            <text:p><text:span text:style-name="T26">You will see <text:s/>a pop-up box </text:span><text:span text:style-name="T33">“There was an error saving your data.” </text:span></text:p>
            <text:p><text:span text:style-name="T33">Auto Saving does not work.</text:span></text:p>
          </table:table-cell>
          <table:table-cell office:value-type="string">
            <text:p>When remove the number in the <text:span text:style-name="T4">Zip Code</text:span> <text:span text:style-name="T4"><text:s/>Text Field </text:span></text:p>
            <text:p><text:span text:style-name="T24">It won't display the <text:s/>error.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4">
            <text:p>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1" office:value-type="string">
            <text:p>Green Colour - <text:s/>First Review</text:p>
            <text:p>Yellow Colour – Second Review</text:p>
            <text:p>Yellow Colour Back ground With Red Font – Need to be fix</text:p>
            <text:p>Pink Colour – Third Review.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0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man gurram</meta:initial-creator>
    <meta:creation-date>2011-03-25T14:08:58</meta:creation-date>
    <dc:date>2011-04-11T10:27:06</dc:date>
    <dc:creator>suman gurram</dc:creator>
    <meta:editing-duration>PT55H28M54S</meta:editing-duration>
    <meta:editing-cycles>452</meta:editing-cycles>
    <meta:generator>OpenOffice.org/3.2$Unix OpenOffice.org_project/320m12$Build-9483</meta:generator>
    <meta:document-statistic meta:table-count="3" meta:cell-count="437" meta:object-count="0"/>
  </office:meta>
</office:document-meta>
</file>